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Using lambda instead of tau and OmegaM!</text:p>
          </table:table-cell>
          <table:table-cell table:number-columns-repeated="3"/>
          <table:table-cell table:style-name="ce1" office:value-type="string" calcext:value-type="string">
            <text:p>0 lat and 45 long. Non-rotating planet!!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00.91069519124" calcext:value-type="float">
            <text:p>2400.91069519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00.91069519124" calcext:value-type="float">
            <text:p>2400.9106951912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00.91069519124" calcext:value-type="float">
            <text:p>2400.91069519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00.91069519124" calcext:value-type="float">
            <text:p>2400.910695191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936932256134228" calcext:value-type="float">
            <text:p>-9.36932256134228E-012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000000936932256134228" calcext:value-type="float">
            <text:p>9.37E-012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0330430299250284" calcext:value-type="float">
            <text:p>0.00330430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0330430299250284" calcext:value-type="float">
            <text:p>0.003304303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0330430299250284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00330430299250284" calcext:value-type="float">
            <text:p>0.00330430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0330430299250284" calcext:value-type="float">
            <text:p>0.00330430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00330430299250284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99111717798712" calcext:value-type="float">
            <text:p>-9.9111717798712E-011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000099111717798712" calcext:value-type="float">
            <text:p>9.91E-011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909494701772928" calcext:value-type="float">
            <text:p>9.09494701772928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2400.91069519124" calcext:value-type="float">
            <text:p>2400.9106951912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909494701772928" calcext:value-type="float">
            <text:p>9.09494701772928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400.91069519124" calcext:value-type="float">
            <text:p>2400.9106951912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936932256134228" calcext:value-type="float">
            <text:p>-9.36932256134228E-012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000936932256134228" calcext:value-type="float">
            <text:p>9.36932256134228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2.11337575577558E-019" calcext:value-type="float">
            <text:p>-2.11337575577558E-019</text:p>
          </table:table-cell>
          <table:table-cell/>
          <table:table-cell table:formula="of:=[.M23]/[.O23]" office:value-type="float" office:value="-0" calcext:value-type="float">
            <text:p>0</text:p>
          </table:table-cell>
          <table:table-cell table:formula="of:=[.M23]-[.O23]" office:value-type="float" office:value="2.11337575577558E-019" calcext:value-type="float">
            <text:p>2.11E-019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73472347597681E-018" calcext:value-type="float">
            <text:p>1.73472347597681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00330430299250284" calcext:value-type="float">
            <text:p>0.003304303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00330430299250284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30104260698261E-018" calcext:value-type="float">
            <text:p>1.30104260698261E-01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00330430299250284" calcext:value-type="float">
            <text:p>0.00330430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00330430299250284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0099111717798712" calcext:value-type="float">
            <text:p>-9.9111717798712E-011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0099111717798712" calcext:value-type="float">
            <text:p>9.9111717798712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2.76936263015849E-018" calcext:value-type="float">
            <text:p>-2.76936263015849E-018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2.76936263015849E-018" calcext:value-type="float">
            <text:p>2.77E-018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2400.91069519124" calcext:value-type="float">
            <text:p>2400.9106951912</text:p>
          </table:table-cell>
          <table:table-cell/>
          <table:table-cell table:style-name="ce4" table:formula="of:=[.F21]" office:value-type="float" office:value="2400.91069519124" calcext:value-type="float">
            <text:p>2400.9106951912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400.91069519124" calcext:value-type="float">
            <text:p>2400.9106951912</text:p>
          </table:table-cell>
          <table:table-cell/>
          <table:table-cell table:style-name="ce4" table:formula="of:=[.F22]" office:value-type="float" office:value="2400.91069519124" calcext:value-type="float">
            <text:p>2400.9106951912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2.11337575577558E-019" calcext:value-type="float">
            <text:p>-2.11337575577558E-019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2.11337575577558E-019" calcext:value-type="float">
            <text:p>2.11337575577558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2.11337575577558E-019" calcext:value-type="float">
            <text:p>-2.11337575577558E-019</text:p>
          </table:table-cell>
          <table:table-cell/>
          <table:table-cell table:style-name="ce4" table:formula="of:=[.F23]" office:value-type="float" office:value="-0.00000000000936932256134228" calcext:value-type="float">
            <text:p>-9.36932256134228E-012</text:p>
          </table:table-cell>
          <table:table-cell/>
          <table:table-cell table:formula="of:=[.M35]/[.O35]" office:value-type="float" office:value="0.0000000225563346969753" calcext:value-type="float">
            <text:p>2.25563346969753E-008</text:p>
          </table:table-cell>
          <table:table-cell table:formula="of:=[.M35]-[.O35]" office:value-type="float" office:value="0.00000000000936932235000471" calcext:value-type="float">
            <text:p>9.37E-012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8.23993651088983E-018" calcext:value-type="float">
            <text:p>8.23993651088983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00330430299250284" calcext:value-type="float">
            <text:p>0.003304303</text:p>
          </table:table-cell>
          <table:table-cell/>
          <table:table-cell table:style-name="ce4" table:formula="of:=[.F24]" office:value-type="float" office:value="0.00330430299250284" calcext:value-type="float">
            <text:p>0.003304303</text:p>
          </table:table-cell>
          <table:table-cell/>
          <table:table-cell table:formula="of:=[.M36]/[.O36]" office:value-type="float" office:value="1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7.37257477290143E-018" calcext:value-type="float">
            <text:p>7.37257477290143E-01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0330430299250284" calcext:value-type="float">
            <text:p>0.003304303</text:p>
          </table:table-cell>
          <table:table-cell/>
          <table:table-cell table:style-name="ce4" table:formula="of:=[.F25]" office:value-type="float" office:value="0.00330430299250284" calcext:value-type="float">
            <text:p>0.003304303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2.76936263015849E-018" calcext:value-type="float">
            <text:p>-2.76936263015849E-018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2.76936263015849E-018" calcext:value-type="float">
            <text:p>2.76936263015849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2.76936263015849E-018" calcext:value-type="float">
            <text:p>-2.76936263015849E-018</text:p>
          </table:table-cell>
          <table:table-cell/>
          <table:table-cell table:style-name="ce4" table:formula="of:=[.F26]" office:value-type="float" office:value="-0.000000000099111717798712" calcext:value-type="float">
            <text:p>-9.9111717798712E-011</text:p>
          </table:table-cell>
          <table:table-cell/>
          <table:table-cell table:formula="of:=[.M38]/[.O38]" office:value-type="float" office:value="0.0000000279418285916792" calcext:value-type="float">
            <text:p>2.79418285916792E-008</text:p>
          </table:table-cell>
          <table:table-cell table:formula="of:=[.M38]-[.O38]" office:value-type="float" office:value="0.0000000000991117150293494" calcext:value-type="float">
            <text:p>9.91E-011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2400.91069519124" calcext:value-type="float">
            <text:p>2400.9106951912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2400.91069519124" calcext:value-type="float">
            <text:p>2400.9106951912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631097269127185" calcext:value-type="float">
            <text:p>-6.31097269127185E-012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000631097269127185" calcext:value-type="float">
            <text:p>6.31097269127185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-0.00000000000631097269127185" calcext:value-type="float">
            <text:p>-6.31097269127185E-012</text:p>
          </table:table-cell>
          <table:table-cell/>
          <table:table-cell table:formula="of:=[.M47]/[.O47]" office:value-type="float" office:value="-0" calcext:value-type="float">
            <text:p>0</text:p>
          </table:table-cell>
          <table:table-cell table:formula="of:=[.M47]-[.O47]" office:value-type="float" office:value="0.00000000000631097269127185" calcext:value-type="float">
            <text:p>6.31E-012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0.00330430299250283" calcext:value-type="float">
            <text:p>0.00330430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56125112837913E-017" calcext:value-type="float">
            <text:p>1.56125112837913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00330430299250283" calcext:value-type="float">
            <text:p>0.003304303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00330430299250283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0.00330430299250283" calcext:value-type="float">
            <text:p>0.00330430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56125112837913E-017" calcext:value-type="float">
            <text:p>1.56125112837913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00330430299250283" calcext:value-type="float">
            <text:p>0.00330430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00330430299250283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00675921417217251" calcext:value-type="float">
            <text:p>-6.75921417217251E-011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00675921417217251" calcext:value-type="float">
            <text:p>6.75921417217251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-0.0000000000675921417217251" calcext:value-type="float">
            <text:p>-6.75921417217251E-011</text:p>
          </table:table-cell>
          <table:table-cell/>
          <table:table-cell table:formula="of:=[.M50]/[.O50]" office:value-type="float" office:value="-0" calcext:value-type="float">
            <text:p>0</text:p>
          </table:table-cell>
          <table:table-cell table:formula="of:=[.M50]-[.O50]" office:value-type="float" office:value="0.0000000000675921417217251" calcext:value-type="float">
            <text:p>6.76E-011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00.91069519124" calcext:value-type="float">
            <text:p>2400.9106951912</text:p>
          </table:table-cell>
          <table:table-cell/>
          <table:table-cell table:style-name="ce4" table:formula="of:=[.F33]" office:value-type="float" office:value="2400.91069519124" calcext:value-type="float">
            <text:p>2400.9106951912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00.91069519124" calcext:value-type="float">
            <text:p>2400.9106951912</text:p>
          </table:table-cell>
          <table:table-cell/>
          <table:table-cell table:style-name="ce4" table:formula="of:=[.F34]" office:value-type="float" office:value="2400.91069519124" calcext:value-type="float">
            <text:p>2400.9106951912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631097269127185" calcext:value-type="float">
            <text:p>-6.31097269127185E-012</text:p>
          </table:table-cell>
          <table:table-cell/>
          <table:table-cell table:style-name="ce4" table:formula="of:=[.F35]" office:value-type="float" office:value="-2.11337575577558E-019" calcext:value-type="float">
            <text:p>-2.11337575577558E-019</text:p>
          </table:table-cell>
          <table:table-cell/>
          <table:table-cell table:formula="of:=[.M59]/[.O59]" office:value-type="float" office:value="29862047.3620216" calcext:value-type="float">
            <text:p>29862047.3620216</text:p>
          </table:table-cell>
          <table:table-cell table:formula="of:=[.M59]-[.O59]" office:value-type="float" office:value="-0.00000000000631097247993427" calcext:value-type="float">
            <text:p>-6.31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330430299250283" calcext:value-type="float">
            <text:p>0.003304303</text:p>
          </table:table-cell>
          <table:table-cell/>
          <table:table-cell table:style-name="ce4" table:formula="of:=[.F36]" office:value-type="float" office:value="0.00330430299250284" calcext:value-type="float">
            <text:p>0.003304303</text:p>
          </table:table-cell>
          <table:table-cell/>
          <table:table-cell table:formula="of:=[.M60]/[.O60]" office:value-type="float" office:value="0.999999999999997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0330430299250283" calcext:value-type="float">
            <text:p>0.003304303</text:p>
          </table:table-cell>
          <table:table-cell/>
          <table:table-cell table:style-name="ce4" table:formula="of:=[.F37]" office:value-type="float" office:value="0.00330430299250284" calcext:value-type="float">
            <text:p>0.003304303</text:p>
          </table:table-cell>
          <table:table-cell/>
          <table:table-cell table:formula="of:=[.M61]/[.O61]" office:value-type="float" office:value="0.999999999999997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0000000675921417217251" calcext:value-type="float">
            <text:p>-6.75921417217251E-011</text:p>
          </table:table-cell>
          <table:table-cell/>
          <table:table-cell table:style-name="ce4" table:formula="of:=[.F38]" office:value-type="float" office:value="-2.76936263015849E-018" calcext:value-type="float">
            <text:p>-2.76936263015849E-018</text:p>
          </table:table-cell>
          <table:table-cell/>
          <table:table-cell table:formula="of:=[.M62]/[.O62]" office:value-type="float" office:value="24407111.2196155" calcext:value-type="float">
            <text:p>24407111.2196155</text:p>
          </table:table-cell>
          <table:table-cell table:formula="of:=[.M62]-[.O62]" office:value-type="float" office:value="-0.0000000000675921389523625" calcext:value-type="float">
            <text:p>-6.76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00.91069519124" calcext:value-type="float">
            <text:p>2400.9106951912</text:p>
          </table:table-cell>
          <table:table-cell/>
          <table:table-cell table:style-name="ce4" table:formula="of:=[.F21]" office:value-type="float" office:value="2400.91069519124" calcext:value-type="float">
            <text:p>2400.9106951912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00.91069519124" calcext:value-type="float">
            <text:p>2400.9106951912</text:p>
          </table:table-cell>
          <table:table-cell/>
          <table:table-cell table:style-name="ce4" table:formula="of:=[.F22]" office:value-type="float" office:value="2400.91069519124" calcext:value-type="float">
            <text:p>2400.9106951912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631097269127185" calcext:value-type="float">
            <text:p>-6.31097269127185E-012</text:p>
          </table:table-cell>
          <table:table-cell/>
          <table:table-cell table:style-name="ce4" table:formula="of:=[.F23]" office:value-type="float" office:value="-0.00000000000936932256134228" calcext:value-type="float">
            <text:p>-9.36932256134228E-012</text:p>
          </table:table-cell>
          <table:table-cell/>
          <table:table-cell table:formula="of:=[.M71]/[.O71]" office:value-type="float" office:value="0.673578335034686" calcext:value-type="float">
            <text:p>0.673578335</text:p>
          </table:table-cell>
          <table:table-cell table:formula="of:=[.M71]-[.O71]" office:value-type="float" office:value="0.00000000000305834987007043" calcext:value-type="float">
            <text:p>3.06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330430299250283" calcext:value-type="float">
            <text:p>0.003304303</text:p>
          </table:table-cell>
          <table:table-cell/>
          <table:table-cell table:style-name="ce4" table:formula="of:=[.F24]" office:value-type="float" office:value="0.00330430299250284" calcext:value-type="float">
            <text:p>0.003304303</text:p>
          </table:table-cell>
          <table:table-cell/>
          <table:table-cell table:formula="of:=[.M72]/[.O72]" office:value-type="float" office:value="0.999999999999997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0330430299250283" calcext:value-type="float">
            <text:p>0.003304303</text:p>
          </table:table-cell>
          <table:table-cell/>
          <table:table-cell table:style-name="ce4" table:formula="of:=[.F25]" office:value-type="float" office:value="0.00330430299250284" calcext:value-type="float">
            <text:p>0.003304303</text:p>
          </table:table-cell>
          <table:table-cell/>
          <table:table-cell table:formula="of:=[.M73]/[.O73]" office:value-type="float" office:value="0.999999999999997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0000000675921417217251" calcext:value-type="float">
            <text:p>-6.75921417217251E-011</text:p>
          </table:table-cell>
          <table:table-cell/>
          <table:table-cell table:style-name="ce4" table:formula="of:=[.F26]" office:value-type="float" office:value="-0.000000000099111717798712" calcext:value-type="float">
            <text:p>-9.9111717798712E-011</text:p>
          </table:table-cell>
          <table:table-cell/>
          <table:table-cell table:formula="of:=[.M74]/[.O74]" office:value-type="float" office:value="0.681979318116546" calcext:value-type="float">
            <text:p>0.6819793181</text:p>
          </table:table-cell>
          <table:table-cell table:formula="of:=[.M74]-[.O74]" office:value-type="float" office:value="0.0000000000315195760769869" calcext:value-type="float">
            <text:p>3.15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62.87984921012" calcext:value-type="float">
            <text:p>2462.8798492101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62.87984921012" calcext:value-type="float">
            <text:p>2462.879849210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19827" calcext:value-type="float">
            <text:p>2462.879849198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62.87984919827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62.87984921012" calcext:value-type="float">
            <text:p>2462.8798492101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62.87984921012" calcext:value-type="float">
            <text:p>2462.87984921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19827" calcext:value-type="float">
            <text:p>2462.879849198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62.87984919827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234284775841138" calcext:value-type="float">
            <text:p>-2.34284775841138E-006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234284775841138" calcext:value-type="float">
            <text:p>2.34E-00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85983350038282" calcext:value-type="float">
            <text:p>1.8598335004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85983350038282" calcext:value-type="float">
            <text:p>1.859833500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66182" calcext:value-type="float">
            <text:p>1.8598335007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85983350066182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85983350038282" calcext:value-type="float">
            <text:p>1.8598335004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85983350038282" calcext:value-type="float">
            <text:p>1.859833500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66182" calcext:value-type="float">
            <text:p>1.859833500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85983350066182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738762228964674" calcext:value-type="float">
            <text:p>-7.38762228964674E-008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0738762228964674" calcext:value-type="float">
            <text:p>7.39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12" calcext:value-type="float">
            <text:p>2462.8798492101</text:p>
          </table:table-cell>
          <table:table-cell/>
          <table:table-cell table:style-name="ce3" office:value-type="float" office:value="2462.87984919827" calcext:value-type="float">
            <text:p>2462.8798491983</text:p>
          </table:table-cell>
          <table:table-cell/>
          <table:table-cell table:style-name="ce3" office:value-type="float" office:value="1.00000000000481" calcext:value-type="float">
            <text:p>1</text:p>
          </table:table-cell>
          <table:table-cell table:style-name="ce3" office:value-type="float" office:value="0.0000000118457137432415" calcext:value-type="float">
            <text:p>1.18457137432415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2462.87985545173" calcext:value-type="float">
            <text:p>2462.8798554517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2462.87985545173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12" calcext:value-type="float">
            <text:p>2462.8798492101</text:p>
          </table:table-cell>
          <table:table-cell/>
          <table:table-cell table:style-name="ce3" office:value-type="float" office:value="2462.87984919827" calcext:value-type="float">
            <text:p>2462.8798491983</text:p>
          </table:table-cell>
          <table:table-cell/>
          <table:table-cell table:style-name="ce3" office:value-type="float" office:value="1.00000000000481" calcext:value-type="float">
            <text:p>1</text:p>
          </table:table-cell>
          <table:table-cell table:style-name="ce3" office:value-type="float" office:value="0.0000000118457137432415" calcext:value-type="float">
            <text:p>1.18457137432415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462.87985545173" calcext:value-type="float">
            <text:p>2462.8798554517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462.87985545173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234284775841138" calcext:value-type="float">
            <text:p>-2.34284775841138E-006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234284775841138" calcext:value-type="float">
            <text:p>2.34284775841138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196722777659843" calcext:value-type="float">
            <text:p>-1.96722777659843E-006</text:p>
          </table:table-cell>
          <table:table-cell/>
          <table:table-cell table:formula="of:=[.M23]/[.O23]" office:value-type="float" office:value="-0" calcext:value-type="float">
            <text:p>0</text:p>
          </table:table-cell>
          <table:table-cell table:formula="of:=[.M23]-[.O23]" office:value-type="float" office:value="0.00000196722777659843" calcext:value-type="float">
            <text:p>1.97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38282" calcext:value-type="float">
            <text:p>1.8598335004</text:p>
          </table:table-cell>
          <table:table-cell/>
          <table:table-cell table:style-name="ce3" office:value-type="float" office:value="1.85983350066182" calcext:value-type="float">
            <text:p>1.8598335007</text:p>
          </table:table-cell>
          <table:table-cell/>
          <table:table-cell table:style-name="ce3" office:value-type="float" office:value="0.999999999849986" calcext:value-type="float">
            <text:p>0.9999999998</text:p>
          </table:table-cell>
          <table:table-cell table:style-name="ce3" office:value-type="float" office:value="-0.000000000279001932668166" calcext:value-type="float">
            <text:p>-2.79001932668166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85983339817773" calcext:value-type="float">
            <text:p>1.8598333982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85983339817773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38282" calcext:value-type="float">
            <text:p>1.8598335004</text:p>
          </table:table-cell>
          <table:table-cell/>
          <table:table-cell table:style-name="ce3" office:value-type="float" office:value="1.85983350066182" calcext:value-type="float">
            <text:p>1.8598335007</text:p>
          </table:table-cell>
          <table:table-cell/>
          <table:table-cell table:style-name="ce3" office:value-type="float" office:value="0.999999999849986" calcext:value-type="float">
            <text:p>0.9999999998</text:p>
          </table:table-cell>
          <table:table-cell table:style-name="ce3" office:value-type="float" office:value="-0.000000000279001932668166" calcext:value-type="float">
            <text:p>-2.79001932668166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85983339817773" calcext:value-type="float">
            <text:p>1.8598333982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85983339817773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738762228964674" calcext:value-type="float">
            <text:p>-7.38762228964674E-008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738762228964674" calcext:value-type="float">
            <text:p>7.38762228964674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596470161761583" calcext:value-type="float">
            <text:p>-5.96470161761583E-008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0000000596470161761583" calcext:value-type="float">
            <text:p>5.96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12" calcext:value-type="float">
            <text:p>2462.8798492101</text:p>
          </table:table-cell>
          <table:table-cell/>
          <table:table-cell table:style-name="ce3" office:value-type="float" office:value="2462.87985545173" calcext:value-type="float">
            <text:p>2462.8798554517</text:p>
          </table:table-cell>
          <table:table-cell/>
          <table:table-cell table:style-name="ce3" office:value-type="float" office:value="0.999999997465727" calcext:value-type="float">
            <text:p>0.9999999975</text:p>
          </table:table-cell>
          <table:table-cell table:style-name="ce3" office:value-type="float" office:value="-0.00000624160975348786" calcext:value-type="float">
            <text:p>-6.24160975348786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2462.87985545173" calcext:value-type="float">
            <text:p>2462.8798554517</text:p>
          </table:table-cell>
          <table:table-cell/>
          <table:table-cell table:style-name="ce4" table:formula="of:=[.F21]" office:value-type="float" office:value="2462.87984919827" calcext:value-type="float">
            <text:p>2462.8798491983</text:p>
          </table:table-cell>
          <table:table-cell/>
          <table:table-cell table:formula="of:=[.M33]/[.O33]" office:value-type="float" office:value="1.00000000253908" calcext:value-type="float">
            <text:p>1.0000000025</text:p>
          </table:table-cell>
          <table:table-cell table:formula="of:=[.M33]-[.O33]" office:value-type="float" office:value="0.00000625345955995726" calcext:value-type="float">
            <text:p>6.25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12" calcext:value-type="float">
            <text:p>2462.8798492101</text:p>
          </table:table-cell>
          <table:table-cell/>
          <table:table-cell table:style-name="ce3" office:value-type="float" office:value="2462.87985545173" calcext:value-type="float">
            <text:p>2462.8798554517</text:p>
          </table:table-cell>
          <table:table-cell/>
          <table:table-cell table:style-name="ce3" office:value-type="float" office:value="0.999999997465727" calcext:value-type="float">
            <text:p>0.9999999975</text:p>
          </table:table-cell>
          <table:table-cell table:style-name="ce3" office:value-type="float" office:value="-0.00000624160975348786" calcext:value-type="float">
            <text:p>-6.24160975348786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462.87985545173" calcext:value-type="float">
            <text:p>2462.8798554517</text:p>
          </table:table-cell>
          <table:table-cell/>
          <table:table-cell table:style-name="ce4" table:formula="of:=[.F22]" office:value-type="float" office:value="2462.87984919827" calcext:value-type="float">
            <text:p>2462.8798491983</text:p>
          </table:table-cell>
          <table:table-cell/>
          <table:table-cell table:formula="of:=[.M34]/[.O34]" office:value-type="float" office:value="1.00000000253908" calcext:value-type="float">
            <text:p>1.0000000025</text:p>
          </table:table-cell>
          <table:table-cell table:formula="of:=[.M34]-[.O34]" office:value-type="float" office:value="0.00000625345955995726" calcext:value-type="float">
            <text:p>6.25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196722777659843" calcext:value-type="float">
            <text:p>-1.96722777659843E-006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196722777659843" calcext:value-type="float">
            <text:p>1.96722777659843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196722777659843" calcext:value-type="float">
            <text:p>-1.96722777659843E-006</text:p>
          </table:table-cell>
          <table:table-cell/>
          <table:table-cell table:style-name="ce4" table:formula="of:=[.F23]" office:value-type="float" office:value="-0.00000234284775841138" calcext:value-type="float">
            <text:p>-2.34284775841138E-006</text:p>
          </table:table-cell>
          <table:table-cell/>
          <table:table-cell table:formula="of:=[.M35]/[.O35]" office:value-type="float" office:value="0.839673755810899" calcext:value-type="float">
            <text:p>0.8396737558</text:p>
          </table:table-cell>
          <table:table-cell table:formula="of:=[.M35]-[.O35]" office:value-type="float" office:value="0.00000037561998181295" calcext:value-type="float">
            <text:p>3.76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38282" calcext:value-type="float">
            <text:p>1.8598335004</text:p>
          </table:table-cell>
          <table:table-cell/>
          <table:table-cell table:style-name="ce3" office:value-type="float" office:value="1.85983339817773" calcext:value-type="float">
            <text:p>1.8598333982</text:p>
          </table:table-cell>
          <table:table-cell/>
          <table:table-cell table:style-name="ce3" office:value-type="float" office:value="1.00000005495389" calcext:value-type="float">
            <text:p>1.000000055</text:p>
          </table:table-cell>
          <table:table-cell table:style-name="ce3" office:value-type="float" office:value="0.000000102205088392537" calcext:value-type="float">
            <text:p>1.02205088392537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85983339817773" calcext:value-type="float">
            <text:p>1.8598333982</text:p>
          </table:table-cell>
          <table:table-cell/>
          <table:table-cell table:style-name="ce4" table:formula="of:=[.F24]" office:value-type="float" office:value="1.85983350066182" calcext:value-type="float">
            <text:p>1.8598335007</text:p>
          </table:table-cell>
          <table:table-cell/>
          <table:table-cell table:formula="of:=[.M36]/[.O36]" office:value-type="float" office:value="0.999999944896094" calcext:value-type="float">
            <text:p>0.9999999449</text:p>
          </table:table-cell>
          <table:table-cell table:formula="of:=[.M36]-[.O36]" office:value-type="float" office:value="-0.000000102484090103161" calcext:value-type="float">
            <text:p>-1.02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38282" calcext:value-type="float">
            <text:p>1.8598335004</text:p>
          </table:table-cell>
          <table:table-cell/>
          <table:table-cell table:style-name="ce3" office:value-type="float" office:value="1.85983339817773" calcext:value-type="float">
            <text:p>1.8598333982</text:p>
          </table:table-cell>
          <table:table-cell/>
          <table:table-cell table:style-name="ce3" office:value-type="float" office:value="1.00000005495389" calcext:value-type="float">
            <text:p>1.000000055</text:p>
          </table:table-cell>
          <table:table-cell table:style-name="ce3" office:value-type="float" office:value="0.000000102205088392537" calcext:value-type="float">
            <text:p>1.02205088392537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85983339817773" calcext:value-type="float">
            <text:p>1.8598333982</text:p>
          </table:table-cell>
          <table:table-cell/>
          <table:table-cell table:style-name="ce4" table:formula="of:=[.F25]" office:value-type="float" office:value="1.85983350066182" calcext:value-type="float">
            <text:p>1.8598335007</text:p>
          </table:table-cell>
          <table:table-cell/>
          <table:table-cell table:formula="of:=[.M37]/[.O37]" office:value-type="float" office:value="0.999999944896094" calcext:value-type="float">
            <text:p>0.9999999449</text:p>
          </table:table-cell>
          <table:table-cell table:formula="of:=[.M37]-[.O37]" office:value-type="float" office:value="-0.000000102484090103161" calcext:value-type="float">
            <text:p>-1.02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596470161761583" calcext:value-type="float">
            <text:p>-5.96470161761583E-008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596470161761583" calcext:value-type="float">
            <text:p>5.96470161761583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0000596470161761583" calcext:value-type="float">
            <text:p>-5.96470161761583E-008</text:p>
          </table:table-cell>
          <table:table-cell/>
          <table:table-cell table:style-name="ce4" table:formula="of:=[.F26]" office:value-type="float" office:value="-0.0000000738762228964674" calcext:value-type="float">
            <text:p>-7.38762228964674E-008</text:p>
          </table:table-cell>
          <table:table-cell/>
          <table:table-cell table:formula="of:=[.M38]/[.O38]" office:value-type="float" office:value="0.807391253065951" calcext:value-type="float">
            <text:p>0.8073912531</text:p>
          </table:table-cell>
          <table:table-cell table:formula="of:=[.M38]-[.O38]" office:value-type="float" office:value="0.0000000142292067203091" calcext:value-type="float">
            <text:p>1.42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56843418860808" calcext:value-type="float">
            <text:p>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12" calcext:value-type="float">
            <text:p>2462.8798492101</text:p>
          </table:table-cell>
          <table:table-cell/>
          <table:table-cell table:style-name="ce3" office:value-type="float" office:value="2462.87984921074" calcext:value-type="float">
            <text:p>2462.8798492107</text:p>
          </table:table-cell>
          <table:table-cell/>
          <table:table-cell table:style-name="ce3" office:value-type="float" office:value="0.999999999999749" calcext:value-type="float">
            <text:p>1</text:p>
          </table:table-cell>
          <table:table-cell table:style-name="ce3" office:value-type="float" office:value="-0.000000000618911144556478" calcext:value-type="float">
            <text:p>-6.18911144556478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2462.87984921074" calcext:value-type="float">
            <text:p>2462.8798492107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2462.87984921074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12" calcext:value-type="float">
            <text:p>2462.8798492101</text:p>
          </table:table-cell>
          <table:table-cell/>
          <table:table-cell table:style-name="ce3" office:value-type="float" office:value="2462.87984921074" calcext:value-type="float">
            <text:p>2462.8798492107</text:p>
          </table:table-cell>
          <table:table-cell/>
          <table:table-cell table:style-name="ce3" office:value-type="float" office:value="0.999999999999749" calcext:value-type="float">
            <text:p>1</text:p>
          </table:table-cell>
          <table:table-cell table:style-name="ce3" office:value-type="float" office:value="-0.000000000618456397205591" calcext:value-type="float">
            <text:p>-6.18456397205591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2462.87984921074" calcext:value-type="float">
            <text:p>2462.8798492107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2462.87984921074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434170202778778" calcext:value-type="float">
            <text:p>4.34170202778778E-00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434170202778778" calcext:value-type="float">
            <text:p>-4.34170202778778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.000000434170202778778" calcext:value-type="float">
            <text:p>4.34170202778778E-007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0.000000434170202778778" calcext:value-type="float">
            <text:p>-4.3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38282" calcext:value-type="float">
            <text:p>1.8598335004</text:p>
          </table:table-cell>
          <table:table-cell/>
          <table:table-cell table:style-name="ce3" office:value-type="float" office:value="1.85983350045753" calcext:value-type="float">
            <text:p>1.8598335005</text:p>
          </table:table-cell>
          <table:table-cell/>
          <table:table-cell table:style-name="ce3" office:value-type="float" office:value="0.999999999959831" calcext:value-type="float">
            <text:p>1</text:p>
          </table:table-cell>
          <table:table-cell table:style-name="ce3" office:value-type="float" office:value="-0.0000000000747080175500514" calcext:value-type="float">
            <text:p>-7.47080175500514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85983350045753" calcext:value-type="float">
            <text:p>1.8598335005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85983350045753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38282" calcext:value-type="float">
            <text:p>1.8598335004</text:p>
          </table:table-cell>
          <table:table-cell/>
          <table:table-cell table:style-name="ce3" office:value-type="float" office:value="1.85983350045753" calcext:value-type="float">
            <text:p>1.8598335005</text:p>
          </table:table-cell>
          <table:table-cell/>
          <table:table-cell table:style-name="ce3" office:value-type="float" office:value="0.99999999995983" calcext:value-type="float">
            <text:p>1</text:p>
          </table:table-cell>
          <table:table-cell table:style-name="ce3" office:value-type="float" office:value="-0.0000000000747086836838662" calcext:value-type="float">
            <text:p>-7.47086836838662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85983350045753" calcext:value-type="float">
            <text:p>1.8598335005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85983350045753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152544961737629" calcext:value-type="float">
            <text:p>1.52544961737629E-00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152544961737629" calcext:value-type="float">
            <text:p>-1.52544961737629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00000152544961737629" calcext:value-type="float">
            <text:p>1.52544961737629E-008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00000152544961737629" calcext:value-type="float">
            <text:p>-1.53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62.87984921074" calcext:value-type="float">
            <text:p>2462.8798492107</text:p>
          </table:table-cell>
          <table:table-cell/>
          <table:table-cell table:style-name="ce4" table:formula="of:=[.F33]" office:value-type="float" office:value="2462.87985545173" calcext:value-type="float">
            <text:p>2462.8798554517</text:p>
          </table:table-cell>
          <table:table-cell/>
          <table:table-cell table:formula="of:=[.M57]/[.O57]" office:value-type="float" office:value="0.999999997465979" calcext:value-type="float">
            <text:p>0.9999999975</text:p>
          </table:table-cell>
          <table:table-cell table:formula="of:=[.M57]-[.O57]" office:value-type="float" office:value="-0.00000624098993284861" calcext:value-type="float">
            <text:p>-6.24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62.87984921074" calcext:value-type="float">
            <text:p>2462.8798492107</text:p>
          </table:table-cell>
          <table:table-cell/>
          <table:table-cell table:style-name="ce4" table:formula="of:=[.F34]" office:value-type="float" office:value="2462.87985545173" calcext:value-type="float">
            <text:p>2462.8798554517</text:p>
          </table:table-cell>
          <table:table-cell/>
          <table:table-cell table:formula="of:=[.M58]/[.O58]" office:value-type="float" office:value="0.999999997465979" calcext:value-type="float">
            <text:p>0.9999999975</text:p>
          </table:table-cell>
          <table:table-cell table:formula="of:=[.M58]-[.O58]" office:value-type="float" office:value="-0.00000624098993284861" calcext:value-type="float">
            <text:p>-6.24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.000000434170202778778" calcext:value-type="float">
            <text:p>4.34170202778778E-007</text:p>
          </table:table-cell>
          <table:table-cell/>
          <table:table-cell table:style-name="ce4" table:formula="of:=[.F35]" office:value-type="float" office:value="-0.00000196722777659843" calcext:value-type="float">
            <text:p>-1.96722777659843E-006</text:p>
          </table:table-cell>
          <table:table-cell/>
          <table:table-cell table:formula="of:=[.M59]/[.O59]" office:value-type="float" office:value="-0.220701541500959" calcext:value-type="float">
            <text:p>-0.2207015415</text:p>
          </table:table-cell>
          <table:table-cell table:formula="of:=[.M59]-[.O59]" office:value-type="float" office:value="0.00000240139797937721" calcext:value-type="float">
            <text:p>2.40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85983350045753" calcext:value-type="float">
            <text:p>1.8598335005</text:p>
          </table:table-cell>
          <table:table-cell/>
          <table:table-cell table:style-name="ce4" table:formula="of:=[.F36]" office:value-type="float" office:value="1.85983339817773" calcext:value-type="float">
            <text:p>1.8598333982</text:p>
          </table:table-cell>
          <table:table-cell/>
          <table:table-cell table:formula="of:=[.M60]/[.O60]" office:value-type="float" office:value="1.00000005499407" calcext:value-type="float">
            <text:p>1.000000055</text:p>
          </table:table-cell>
          <table:table-cell table:formula="of:=[.M60]-[.O60]" office:value-type="float" office:value="0.000000102279800184846" calcext:value-type="float">
            <text:p>1.02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85983350045753" calcext:value-type="float">
            <text:p>1.8598335005</text:p>
          </table:table-cell>
          <table:table-cell/>
          <table:table-cell table:style-name="ce4" table:formula="of:=[.F37]" office:value-type="float" office:value="1.85983339817773" calcext:value-type="float">
            <text:p>1.8598333982</text:p>
          </table:table-cell>
          <table:table-cell/>
          <table:table-cell table:formula="of:=[.M61]/[.O61]" office:value-type="float" office:value="1.00000005499407" calcext:value-type="float">
            <text:p>1.000000055</text:p>
          </table:table-cell>
          <table:table-cell table:formula="of:=[.M61]-[.O61]" office:value-type="float" office:value="0.000000102279800184846" calcext:value-type="float">
            <text:p>1.02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152544961737629" calcext:value-type="float">
            <text:p>1.52544961737629E-008</text:p>
          </table:table-cell>
          <table:table-cell/>
          <table:table-cell table:style-name="ce4" table:formula="of:=[.F38]" office:value-type="float" office:value="-0.0000000596470161761583" calcext:value-type="float">
            <text:p>-5.96470161761583E-008</text:p>
          </table:table-cell>
          <table:table-cell/>
          <table:table-cell table:formula="of:=[.M62]/[.O62]" office:value-type="float" office:value="-0.255746173936196" calcext:value-type="float">
            <text:p>-0.2557461739</text:p>
          </table:table-cell>
          <table:table-cell table:formula="of:=[.M62]-[.O62]" office:value-type="float" office:value="0.0000000749015123499212" calcext:value-type="float">
            <text:p>7.49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62.87984921074" calcext:value-type="float">
            <text:p>2462.8798492107</text:p>
          </table:table-cell>
          <table:table-cell/>
          <table:table-cell table:style-name="ce4" table:formula="of:=[.F21]" office:value-type="float" office:value="2462.87984919827" calcext:value-type="float">
            <text:p>2462.8798491983</text:p>
          </table:table-cell>
          <table:table-cell/>
          <table:table-cell table:formula="of:=[.M69]/[.O69]" office:value-type="float" office:value="1.00000000000506" calcext:value-type="float">
            <text:p>1</text:p>
          </table:table-cell>
          <table:table-cell table:formula="of:=[.M69]-[.O69]" office:value-type="float" office:value="0.0000000124696271086577" calcext:value-type="float">
            <text:p>1.2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62.87984921074" calcext:value-type="float">
            <text:p>2462.8798492107</text:p>
          </table:table-cell>
          <table:table-cell/>
          <table:table-cell table:style-name="ce4" table:formula="of:=[.F22]" office:value-type="float" office:value="2462.87984919827" calcext:value-type="float">
            <text:p>2462.8798491983</text:p>
          </table:table-cell>
          <table:table-cell/>
          <table:table-cell table:formula="of:=[.M70]/[.O70]" office:value-type="float" office:value="1.00000000000506" calcext:value-type="float">
            <text:p>1</text:p>
          </table:table-cell>
          <table:table-cell table:formula="of:=[.M70]-[.O70]" office:value-type="float" office:value="0.0000000124696271086577" calcext:value-type="float">
            <text:p>1.2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.000000434170202778778" calcext:value-type="float">
            <text:p>4.34170202778778E-007</text:p>
          </table:table-cell>
          <table:table-cell/>
          <table:table-cell table:style-name="ce4" table:formula="of:=[.F23]" office:value-type="float" office:value="-0.00000234284775841138" calcext:value-type="float">
            <text:p>-2.34284775841138E-006</text:p>
          </table:table-cell>
          <table:table-cell/>
          <table:table-cell table:formula="of:=[.M71]/[.O71]" office:value-type="float" office:value="-0.185317292265365" calcext:value-type="float">
            <text:p>-0.1853172923</text:p>
          </table:table-cell>
          <table:table-cell table:formula="of:=[.M71]-[.O71]" office:value-type="float" office:value="0.00000277701796119016" calcext:value-type="float">
            <text:p>2.78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85983350045753" calcext:value-type="float">
            <text:p>1.8598335005</text:p>
          </table:table-cell>
          <table:table-cell/>
          <table:table-cell table:style-name="ce4" table:formula="of:=[.F24]" office:value-type="float" office:value="1.85983350066182" calcext:value-type="float">
            <text:p>1.8598335007</text:p>
          </table:table-cell>
          <table:table-cell/>
          <table:table-cell table:formula="of:=[.M72]/[.O72]" office:value-type="float" office:value="0.999999999890157" calcext:value-type="float">
            <text:p>0.9999999999</text:p>
          </table:table-cell>
          <table:table-cell table:formula="of:=[.M72]-[.O72]" office:value-type="float" office:value="-0.000000000204289918315226" calcext:value-type="float">
            <text:p>-2.04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85983350045753" calcext:value-type="float">
            <text:p>1.8598335005</text:p>
          </table:table-cell>
          <table:table-cell/>
          <table:table-cell table:style-name="ce4" table:formula="of:=[.F25]" office:value-type="float" office:value="1.85983350066182" calcext:value-type="float">
            <text:p>1.8598335007</text:p>
          </table:table-cell>
          <table:table-cell/>
          <table:table-cell table:formula="of:=[.M73]/[.O73]" office:value-type="float" office:value="0.999999999890157" calcext:value-type="float">
            <text:p>0.9999999999</text:p>
          </table:table-cell>
          <table:table-cell table:formula="of:=[.M73]-[.O73]" office:value-type="float" office:value="-0.000000000204289918315226" calcext:value-type="float">
            <text:p>-2.04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152544961737629" calcext:value-type="float">
            <text:p>1.52544961737629E-008</text:p>
          </table:table-cell>
          <table:table-cell/>
          <table:table-cell table:style-name="ce4" table:formula="of:=[.F26]" office:value-type="float" office:value="-0.0000000738762228964674" calcext:value-type="float">
            <text:p>-7.38762228964674E-008</text:p>
          </table:table-cell>
          <table:table-cell/>
          <table:table-cell table:formula="of:=[.M74]/[.O74]" office:value-type="float" office:value="-0.206487223841168" calcext:value-type="float">
            <text:p>-0.2064872238</text:p>
          </table:table-cell>
          <table:table-cell table:formula="of:=[.M74]-[.O74]" office:value-type="float" office:value="0.0000000891307190702303" calcext:value-type="float">
            <text:p>8.91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62.87984921046" calcext:value-type="float">
            <text:p>2462.8798492105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62.87984921046" calcext:value-type="float">
            <text:p>2462.87984921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21058" calcext:value-type="float">
            <text:p>2462.8798492106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62.87984921058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62.87984921046" calcext:value-type="float">
            <text:p>2462.8798492105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62.87984921046" calcext:value-type="float">
            <text:p>2462.87984921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1058" calcext:value-type="float">
            <text:p>2462.879849210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62.87984921058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315876728586484" calcext:value-type="float">
            <text:p>3.15876728586484E-00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0.00000315876728586484" calcext:value-type="float">
            <text:p>-3.16E-00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85983350045124" calcext:value-type="float">
            <text:p>1.8598335005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85983350045124" calcext:value-type="float">
            <text:p>1.8598335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46004" calcext:value-type="float">
            <text:p>1.8598335005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85983350046004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85983350045124" calcext:value-type="float">
            <text:p>1.8598335005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85983350045124" calcext:value-type="float">
            <text:p>1.8598335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46004" calcext:value-type="float">
            <text:p>1.8598335005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85983350046004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0956707817612741" calcext:value-type="float">
            <text:p>9.56707817612741E-008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00000956707817612741" calcext:value-type="float">
            <text:p>-9.57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46" calcext:value-type="float">
            <text:p>2462.8798492105</text:p>
          </table:table-cell>
          <table:table-cell/>
          <table:table-cell table:style-name="ce3" office:value-type="float" office:value="2462.87984921058" calcext:value-type="float">
            <text:p>2462.8798492106</text:p>
          </table:table-cell>
          <table:table-cell/>
          <table:table-cell table:style-name="ce3" office:value-type="float" office:value="0.999999999999952" calcext:value-type="float">
            <text:p>1</text:p>
          </table:table-cell>
          <table:table-cell table:style-name="ce3" office:value-type="float" office:value="-0.000000000118689058581367" calcext:value-type="float">
            <text:p>-1.18689058581367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2462.87984926708" calcext:value-type="float">
            <text:p>2462.879849267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2462.87984926708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46" calcext:value-type="float">
            <text:p>2462.8798492105</text:p>
          </table:table-cell>
          <table:table-cell/>
          <table:table-cell table:style-name="ce3" office:value-type="float" office:value="2462.87984921058" calcext:value-type="float">
            <text:p>2462.8798492106</text:p>
          </table:table-cell>
          <table:table-cell/>
          <table:table-cell table:style-name="ce3" office:value-type="float" office:value="0.999999999999952" calcext:value-type="float">
            <text:p>1</text:p>
          </table:table-cell>
          <table:table-cell table:style-name="ce3" office:value-type="float" office:value="-0.000000000118689058581367" calcext:value-type="float">
            <text:p>-1.18689058581367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462.87984926708" calcext:value-type="float">
            <text:p>2462.8798492671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462.87984926708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315876728586484" calcext:value-type="float">
            <text:p>3.15876728586484E-00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315876728586484" calcext:value-type="float">
            <text:p>-3.15876728586484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572756752990498" calcext:value-type="float">
            <text:p>-5.72756752990498E-007</text:p>
          </table:table-cell>
          <table:table-cell/>
          <table:table-cell table:formula="of:=[.M23]/[.O23]" office:value-type="float" office:value="-0" calcext:value-type="float">
            <text:p>0</text:p>
          </table:table-cell>
          <table:table-cell table:formula="of:=[.M23]-[.O23]" office:value-type="float" office:value="0.000000572756752990498" calcext:value-type="float">
            <text:p>5.73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124" calcext:value-type="float">
            <text:p>1.8598335005</text:p>
          </table:table-cell>
          <table:table-cell/>
          <table:table-cell table:style-name="ce3" office:value-type="float" office:value="1.85983350046004" calcext:value-type="float">
            <text:p>1.8598335005</text:p>
          </table:table-cell>
          <table:table-cell/>
          <table:table-cell table:style-name="ce3" office:value-type="float" office:value="0.999999999995269" calcext:value-type="float">
            <text:p>1</text:p>
          </table:table-cell>
          <table:table-cell table:style-name="ce3" office:value-type="float" office:value="-0.00000000000879873951475929" calcext:value-type="float">
            <text:p>-8.79873951475929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85983349953412" calcext:value-type="float">
            <text:p>1.8598334995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85983349953412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124" calcext:value-type="float">
            <text:p>1.8598335005</text:p>
          </table:table-cell>
          <table:table-cell/>
          <table:table-cell table:style-name="ce3" office:value-type="float" office:value="1.85983350046004" calcext:value-type="float">
            <text:p>1.8598335005</text:p>
          </table:table-cell>
          <table:table-cell/>
          <table:table-cell table:style-name="ce3" office:value-type="float" office:value="0.999999999995269" calcext:value-type="float">
            <text:p>1</text:p>
          </table:table-cell>
          <table:table-cell table:style-name="ce3" office:value-type="float" office:value="-0.00000000000879851747015437" calcext:value-type="float">
            <text:p>-8.79851747015437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85983349953412" calcext:value-type="float">
            <text:p>1.8598334995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85983349953412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956707817612741" calcext:value-type="float">
            <text:p>9.56707817612741E-00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956707817612741" calcext:value-type="float">
            <text:p>-9.56707817612741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140343298278829" calcext:value-type="float">
            <text:p>-0.000000014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0000000140343298278829" calcext:value-type="float">
            <text:p>1.40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156319401867222" calcext:value-type="float">
            <text:p>-1.5631940186722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46" calcext:value-type="float">
            <text:p>2462.8798492105</text:p>
          </table:table-cell>
          <table:table-cell/>
          <table:table-cell table:style-name="ce3" office:value-type="float" office:value="2462.87984926708" calcext:value-type="float">
            <text:p>2462.8798492671</text:p>
          </table:table-cell>
          <table:table-cell/>
          <table:table-cell table:style-name="ce3" office:value-type="float" office:value="0.99999999997701" calcext:value-type="float">
            <text:p>1</text:p>
          </table:table-cell>
          <table:table-cell table:style-name="ce3" office:value-type="float" office:value="-0.0000000566215021535754" calcext:value-type="float">
            <text:p>-5.66215021535754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2462.87984926708" calcext:value-type="float">
            <text:p>2462.8798492671</text:p>
          </table:table-cell>
          <table:table-cell/>
          <table:table-cell table:style-name="ce4" table:formula="of:=[.F21]" office:value-type="float" office:value="2462.87984921058" calcext:value-type="float">
            <text:p>2462.8798492106</text:p>
          </table:table-cell>
          <table:table-cell/>
          <table:table-cell table:formula="of:=[.M33]/[.O33]" office:value-type="float" office:value="1.00000000002294" calcext:value-type="float">
            <text:p>1</text:p>
          </table:table-cell>
          <table:table-cell table:formula="of:=[.M33]-[.O33]" office:value-type="float" office:value="0.0000000565000846108887" calcext:value-type="float">
            <text:p>5.65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46" calcext:value-type="float">
            <text:p>2462.8798492105</text:p>
          </table:table-cell>
          <table:table-cell/>
          <table:table-cell table:style-name="ce3" office:value-type="float" office:value="2462.87984926708" calcext:value-type="float">
            <text:p>2462.8798492671</text:p>
          </table:table-cell>
          <table:table-cell/>
          <table:table-cell table:style-name="ce3" office:value-type="float" office:value="0.99999999997701" calcext:value-type="float">
            <text:p>1</text:p>
          </table:table-cell>
          <table:table-cell table:style-name="ce3" office:value-type="float" office:value="-0.0000000566215021535754" calcext:value-type="float">
            <text:p>-5.66215021535754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462.87984926708" calcext:value-type="float">
            <text:p>2462.8798492671</text:p>
          </table:table-cell>
          <table:table-cell/>
          <table:table-cell table:style-name="ce4" table:formula="of:=[.F22]" office:value-type="float" office:value="2462.87984921058" calcext:value-type="float">
            <text:p>2462.8798492106</text:p>
          </table:table-cell>
          <table:table-cell/>
          <table:table-cell table:formula="of:=[.M34]/[.O34]" office:value-type="float" office:value="1.00000000002294" calcext:value-type="float">
            <text:p>1</text:p>
          </table:table-cell>
          <table:table-cell table:formula="of:=[.M34]-[.O34]" office:value-type="float" office:value="0.0000000565000846108887" calcext:value-type="float">
            <text:p>5.65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572756752990498" calcext:value-type="float">
            <text:p>-5.72756752990498E-007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572756752990498" calcext:value-type="float">
            <text:p>5.72756752990498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572756752990498" calcext:value-type="float">
            <text:p>-5.72756752990498E-007</text:p>
          </table:table-cell>
          <table:table-cell/>
          <table:table-cell table:style-name="ce4" table:formula="of:=[.F23]" office:value-type="float" office:value="0.00000315876728586484" calcext:value-type="float">
            <text:p>3.15876728586484E-006</text:p>
          </table:table-cell>
          <table:table-cell/>
          <table:table-cell table:formula="of:=[.M35]/[.O35]" office:value-type="float" office:value="-0.181322870967268" calcext:value-type="float">
            <text:p>-0.181322871</text:p>
          </table:table-cell>
          <table:table-cell table:formula="of:=[.M35]-[.O35]" office:value-type="float" office:value="-0.00000373152403885534" calcext:value-type="float">
            <text:p>-3.73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124" calcext:value-type="float">
            <text:p>1.8598335005</text:p>
          </table:table-cell>
          <table:table-cell/>
          <table:table-cell table:style-name="ce3" office:value-type="float" office:value="1.85983349953412" calcext:value-type="float">
            <text:p>1.8598334995</text:p>
          </table:table-cell>
          <table:table-cell/>
          <table:table-cell table:style-name="ce3" office:value-type="float" office:value="1.00000000049312" calcext:value-type="float">
            <text:p>1.0000000005</text:p>
          </table:table-cell>
          <table:table-cell table:style-name="ce3" office:value-type="float" office:value="0.000000000917127929156436" calcext:value-type="float">
            <text:p>9.17127929156436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85983349953412" calcext:value-type="float">
            <text:p>1.8598334995</text:p>
          </table:table-cell>
          <table:table-cell/>
          <table:table-cell table:style-name="ce4" table:formula="of:=[.F24]" office:value-type="float" office:value="1.85983350046004" calcext:value-type="float">
            <text:p>1.8598335005</text:p>
          </table:table-cell>
          <table:table-cell/>
          <table:table-cell table:formula="of:=[.M36]/[.O36]" office:value-type="float" office:value="0.999999999502149" calcext:value-type="float">
            <text:p>0.9999999995</text:p>
          </table:table-cell>
          <table:table-cell table:formula="of:=[.M36]-[.O36]" office:value-type="float" office:value="-0.000000000925920229377653" calcext:value-type="float">
            <text:p>-9.26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124" calcext:value-type="float">
            <text:p>1.8598335005</text:p>
          </table:table-cell>
          <table:table-cell/>
          <table:table-cell table:style-name="ce3" office:value-type="float" office:value="1.85983349953412" calcext:value-type="float">
            <text:p>1.8598334995</text:p>
          </table:table-cell>
          <table:table-cell/>
          <table:table-cell table:style-name="ce3" office:value-type="float" office:value="1.00000000049312" calcext:value-type="float">
            <text:p>1.0000000005</text:p>
          </table:table-cell>
          <table:table-cell table:style-name="ce3" office:value-type="float" office:value="0.000000000917128151201041" calcext:value-type="float">
            <text:p>9.17128151201041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85983349953412" calcext:value-type="float">
            <text:p>1.8598334995</text:p>
          </table:table-cell>
          <table:table-cell/>
          <table:table-cell table:style-name="ce4" table:formula="of:=[.F25]" office:value-type="float" office:value="1.85983350046004" calcext:value-type="float">
            <text:p>1.8598335005</text:p>
          </table:table-cell>
          <table:table-cell/>
          <table:table-cell table:formula="of:=[.M37]/[.O37]" office:value-type="float" office:value="0.999999999502149" calcext:value-type="float">
            <text:p>0.9999999995</text:p>
          </table:table-cell>
          <table:table-cell table:formula="of:=[.M37]-[.O37]" office:value-type="float" office:value="-0.000000000925920229377653" calcext:value-type="float">
            <text:p>-9.26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140343298278829" calcext:value-type="float">
            <text:p>-0.000000014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140343298278829" calcext:value-type="float">
            <text:p>0.000000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0000140343298278829" calcext:value-type="float">
            <text:p>-0.000000014</text:p>
          </table:table-cell>
          <table:table-cell/>
          <table:table-cell table:style-name="ce4" table:formula="of:=[.F26]" office:value-type="float" office:value="0.0000000956707817612741" calcext:value-type="float">
            <text:p>9.56707817612741E-008</text:p>
          </table:table-cell>
          <table:table-cell/>
          <table:table-cell table:formula="of:=[.M38]/[.O38]" office:value-type="float" office:value="-0.146694001758056" calcext:value-type="float">
            <text:p>-0.1466940018</text:p>
          </table:table-cell>
          <table:table-cell table:formula="of:=[.M38]-[.O38]" office:value-type="float" office:value="-0.000000109705111589157" calcext:value-type="float">
            <text:p>-1.10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46" calcext:value-type="float">
            <text:p>2462.8798492105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0.99999999999995" calcext:value-type="float">
            <text:p>1</text:p>
          </table:table-cell>
          <table:table-cell table:style-name="ce3" office:value-type="float" office:value="-0.000000000122327037388459" calcext:value-type="float">
            <text:p>-1.22327037388459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2462.87984921059" calcext:value-type="float">
            <text:p>2462.8798492106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2462.87984921059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46" calcext:value-type="float">
            <text:p>2462.8798492105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0.99999999999995" calcext:value-type="float">
            <text:p>1</text:p>
          </table:table-cell>
          <table:table-cell table:style-name="ce3" office:value-type="float" office:value="-0.000000000122327037388459" calcext:value-type="float">
            <text:p>-1.22327037388459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2462.87984921059" calcext:value-type="float">
            <text:p>2462.8798492106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2462.87984921059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206479633989954" calcext:value-type="float">
            <text:p>-2.06479633989954E-007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206479633989954" calcext:value-type="float">
            <text:p>2.06479633989954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-0.000000206479633989954" calcext:value-type="float">
            <text:p>-2.06479633989954E-007</text:p>
          </table:table-cell>
          <table:table-cell/>
          <table:table-cell table:formula="of:=[.M47]/[.O47]" office:value-type="float" office:value="-0" calcext:value-type="float">
            <text:p>0</text:p>
          </table:table-cell>
          <table:table-cell table:formula="of:=[.M47]-[.O47]" office:value-type="float" office:value="0.000000206479633989954" calcext:value-type="float">
            <text:p>2.06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124" calcext:value-type="float">
            <text:p>1.8598335005</text:p>
          </table:table-cell>
          <table:table-cell/>
          <table:table-cell table:style-name="ce3" office:value-type="float" office:value="1.85983350045999" calcext:value-type="float">
            <text:p>1.8598335005</text:p>
          </table:table-cell>
          <table:table-cell/>
          <table:table-cell table:style-name="ce3" office:value-type="float" office:value="0.999999999995297" calcext:value-type="float">
            <text:p>1</text:p>
          </table:table-cell>
          <table:table-cell table:style-name="ce3" office:value-type="float" office:value="-0.00000000000874633698799698" calcext:value-type="float">
            <text:p>-8.74633698799698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85983350045999" calcext:value-type="float">
            <text:p>1.8598335005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85983350045999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124" calcext:value-type="float">
            <text:p>1.8598335005</text:p>
          </table:table-cell>
          <table:table-cell/>
          <table:table-cell table:style-name="ce3" office:value-type="float" office:value="1.85983350045999" calcext:value-type="float">
            <text:p>1.8598335005</text:p>
          </table:table-cell>
          <table:table-cell/>
          <table:table-cell table:style-name="ce3" office:value-type="float" office:value="0.999999999995297" calcext:value-type="float">
            <text:p>1</text:p>
          </table:table-cell>
          <table:table-cell table:style-name="ce3" office:value-type="float" office:value="-0.00000000000874633698799698" calcext:value-type="float">
            <text:p>-8.74633698799698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85983350045999" calcext:value-type="float">
            <text:p>1.8598335005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85983350045999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660793371183702" calcext:value-type="float">
            <text:p>-6.60793371183702E-009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660793371183702" calcext:value-type="float">
            <text:p>6.60793371183702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-0.00000000660793371183702" calcext:value-type="float">
            <text:p>-6.60793371183702E-009</text:p>
          </table:table-cell>
          <table:table-cell/>
          <table:table-cell table:formula="of:=[.M50]/[.O50]" office:value-type="float" office:value="-0" calcext:value-type="float">
            <text:p>0</text:p>
          </table:table-cell>
          <table:table-cell table:formula="of:=[.M50]-[.O50]" office:value-type="float" office:value="0.00000000660793371183702" calcext:value-type="float">
            <text:p>6.61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383693077310454" calcext:value-type="float">
            <text:p>3.8369307731045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8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41" calcext:value-type="float">
            <text:p>34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62.87984921059" calcext:value-type="float">
            <text:p>2462.8798492106</text:p>
          </table:table-cell>
          <table:table-cell/>
          <table:table-cell table:style-name="ce4" table:formula="of:=[.F33]" office:value-type="float" office:value="2462.87984926708" calcext:value-type="float">
            <text:p>2462.8798492671</text:p>
          </table:table-cell>
          <table:table-cell/>
          <table:table-cell table:formula="of:=[.M57]/[.O57]" office:value-type="float" office:value="0.999999999977063" calcext:value-type="float">
            <text:p>1</text:p>
          </table:table-cell>
          <table:table-cell table:formula="of:=[.M57]-[.O57]" office:value-type="float" office:value="-0.0000000564900801691692" calcext:value-type="float">
            <text:p>-5.6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62.87984921059" calcext:value-type="float">
            <text:p>2462.8798492106</text:p>
          </table:table-cell>
          <table:table-cell/>
          <table:table-cell table:style-name="ce4" table:formula="of:=[.F34]" office:value-type="float" office:value="2462.87984926708" calcext:value-type="float">
            <text:p>2462.8798492671</text:p>
          </table:table-cell>
          <table:table-cell/>
          <table:table-cell table:formula="of:=[.M58]/[.O58]" office:value-type="float" office:value="0.999999999977063" calcext:value-type="float">
            <text:p>1</text:p>
          </table:table-cell>
          <table:table-cell table:formula="of:=[.M58]-[.O58]" office:value-type="float" office:value="-0.0000000564900801691692" calcext:value-type="float">
            <text:p>-5.6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206479633989954" calcext:value-type="float">
            <text:p>-2.06479633989954E-007</text:p>
          </table:table-cell>
          <table:table-cell/>
          <table:table-cell table:style-name="ce4" table:formula="of:=[.F35]" office:value-type="float" office:value="-0.000000572756752990498" calcext:value-type="float">
            <text:p>-5.72756752990498E-007</text:p>
          </table:table-cell>
          <table:table-cell/>
          <table:table-cell table:formula="of:=[.M59]/[.O59]" office:value-type="float" office:value="0.360501439593466" calcext:value-type="float">
            <text:p>0.3605014396</text:p>
          </table:table-cell>
          <table:table-cell table:formula="of:=[.M59]-[.O59]" office:value-type="float" office:value="0.000000366277119000544" calcext:value-type="float">
            <text:p>3.66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85983350045999" calcext:value-type="float">
            <text:p>1.8598335005</text:p>
          </table:table-cell>
          <table:table-cell/>
          <table:table-cell table:style-name="ce4" table:formula="of:=[.F36]" office:value-type="float" office:value="1.85983349953412" calcext:value-type="float">
            <text:p>1.8598334995</text:p>
          </table:table-cell>
          <table:table-cell/>
          <table:table-cell table:formula="of:=[.M60]/[.O60]" office:value-type="float" office:value="1.00000000049782" calcext:value-type="float">
            <text:p>1.0000000005</text:p>
          </table:table-cell>
          <table:table-cell table:formula="of:=[.M60]-[.O60]" office:value-type="float" office:value="0.000000000925870047296939" calcext:value-type="float">
            <text:p>9.26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85983350045999" calcext:value-type="float">
            <text:p>1.8598335005</text:p>
          </table:table-cell>
          <table:table-cell/>
          <table:table-cell table:style-name="ce4" table:formula="of:=[.F37]" office:value-type="float" office:value="1.85983349953412" calcext:value-type="float">
            <text:p>1.8598334995</text:p>
          </table:table-cell>
          <table:table-cell/>
          <table:table-cell table:formula="of:=[.M61]/[.O61]" office:value-type="float" office:value="1.00000000049782" calcext:value-type="float">
            <text:p>1.0000000005</text:p>
          </table:table-cell>
          <table:table-cell table:formula="of:=[.M61]-[.O61]" office:value-type="float" office:value="0.000000000925870047296939" calcext:value-type="float">
            <text:p>9.26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00000660793371183702" calcext:value-type="float">
            <text:p>-6.60793371183702E-009</text:p>
          </table:table-cell>
          <table:table-cell/>
          <table:table-cell table:style-name="ce4" table:formula="of:=[.F38]" office:value-type="float" office:value="-0.0000000140343298278829" calcext:value-type="float">
            <text:p>-0.000000014</text:p>
          </table:table-cell>
          <table:table-cell/>
          <table:table-cell table:formula="of:=[.M62]/[.O62]" office:value-type="float" office:value="0.470840702254882" calcext:value-type="float">
            <text:p>0.4708407023</text:p>
          </table:table-cell>
          <table:table-cell table:formula="of:=[.M62]-[.O62]" office:value-type="float" office:value="0.00000000742639611604588" calcext:value-type="float">
            <text:p>7.43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8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.99999999999999" calcext:value-type="float">
            <text:p>1</text:p>
          </table:table-cell>
          <table:table-cell table:formula="of:=[.M63]-[.O63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62.87984921059" calcext:value-type="float">
            <text:p>2462.8798492106</text:p>
          </table:table-cell>
          <table:table-cell/>
          <table:table-cell table:style-name="ce4" table:formula="of:=[.F21]" office:value-type="float" office:value="2462.87984921058" calcext:value-type="float">
            <text:p>2462.8798492106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.0000000000100044417195022" calcext:value-type="float">
            <text:p>1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62.87984921059" calcext:value-type="float">
            <text:p>2462.8798492106</text:p>
          </table:table-cell>
          <table:table-cell/>
          <table:table-cell table:style-name="ce4" table:formula="of:=[.F22]" office:value-type="float" office:value="2462.87984921058" calcext:value-type="float">
            <text:p>2462.8798492106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.0000000000100044417195022" calcext:value-type="float">
            <text:p>1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206479633989954" calcext:value-type="float">
            <text:p>-2.06479633989954E-007</text:p>
          </table:table-cell>
          <table:table-cell/>
          <table:table-cell table:style-name="ce4" table:formula="of:=[.F23]" office:value-type="float" office:value="0.00000315876728586484" calcext:value-type="float">
            <text:p>3.15876728586484E-006</text:p>
          </table:table-cell>
          <table:table-cell/>
          <table:table-cell table:formula="of:=[.M71]/[.O71]" office:value-type="float" office:value="-0.0653671560149205" calcext:value-type="float">
            <text:p>-0.065367156</text:p>
          </table:table-cell>
          <table:table-cell table:formula="of:=[.M71]-[.O71]" office:value-type="float" office:value="-0.00000336524691985479" calcext:value-type="float">
            <text:p>-3.3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85983350045999" calcext:value-type="float">
            <text:p>1.8598335005</text:p>
          </table:table-cell>
          <table:table-cell/>
          <table:table-cell table:style-name="ce4" table:formula="of:=[.F24]" office:value-type="float" office:value="1.85983350046004" calcext:value-type="float">
            <text:p>1.8598335005</text:p>
          </table:table-cell>
          <table:table-cell/>
          <table:table-cell table:formula="of:=[.M72]/[.O72]" office:value-type="float" office:value="0.999999999999973" calcext:value-type="float">
            <text:p>1</text:p>
          </table:table-cell>
          <table:table-cell table:formula="of:=[.M72]-[.O72]" office:value-type="float" office:value="-0.0000000000000501820807130571" calcext:value-type="float">
            <text:p>-5.02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85983350045999" calcext:value-type="float">
            <text:p>1.8598335005</text:p>
          </table:table-cell>
          <table:table-cell/>
          <table:table-cell table:style-name="ce4" table:formula="of:=[.F25]" office:value-type="float" office:value="1.85983350046004" calcext:value-type="float">
            <text:p>1.8598335005</text:p>
          </table:table-cell>
          <table:table-cell/>
          <table:table-cell table:formula="of:=[.M73]/[.O73]" office:value-type="float" office:value="0.999999999999973" calcext:value-type="float">
            <text:p>1</text:p>
          </table:table-cell>
          <table:table-cell table:formula="of:=[.M73]-[.O73]" office:value-type="float" office:value="-0.0000000000000501820807130571" calcext:value-type="float">
            <text:p>-5.02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00000660793371183702" calcext:value-type="float">
            <text:p>-6.60793371183702E-009</text:p>
          </table:table-cell>
          <table:table-cell/>
          <table:table-cell table:style-name="ce4" table:formula="of:=[.F26]" office:value-type="float" office:value="0.0000000956707817612741" calcext:value-type="float">
            <text:p>9.56707817612741E-008</text:p>
          </table:table-cell>
          <table:table-cell/>
          <table:table-cell table:formula="of:=[.M74]/[.O74]" office:value-type="float" office:value="-0.0690695068043418" calcext:value-type="float">
            <text:p>-0.0690695068</text:p>
          </table:table-cell>
          <table:table-cell table:formula="of:=[.M74]-[.O74]" office:value-type="float" office:value="-0.000000102278715473111" calcext:value-type="float">
            <text:p>-1.02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.99999999999999" calcext:value-type="float">
            <text:p>1</text:p>
          </table:table-cell>
          <table:table-cell table:formula="of:=[.M75]-[.O75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-0.6 km MOLA" calcext:value-type="string">
            <text:p>-0.6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62.87984921058" calcext:value-type="float">
            <text:p>2462.8798492106</text:p>
          </table:table-cell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62.87984921058" calcext:value-type="float">
            <text:p>2462.87984921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20963" calcext:value-type="float">
            <text:p>2462.8798492096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62.87984920963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62.87984921058" calcext:value-type="float">
            <text:p>2462.8798492106</text:p>
          </table:table-cell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62.87984921058" calcext:value-type="float">
            <text:p>2462.87984921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0963" calcext:value-type="float">
            <text:p>2462.879849209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62.87984920963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0356017940934926" calcext:value-type="float">
            <text:p>0.00000035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0.000000356017940934926" calcext:value-type="float">
            <text:p>-3.56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85983350045964" calcext:value-type="float">
            <text:p>1.8598335005</text:p>
          </table:table-cell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85983350045964" calcext:value-type="float">
            <text:p>1.8598335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47564" calcext:value-type="float">
            <text:p>1.8598335005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85983350047564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85983350045963" calcext:value-type="float">
            <text:p>1.8598335005</text:p>
          </table:table-cell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85983350045963" calcext:value-type="float">
            <text:p>1.8598335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47564" calcext:value-type="float">
            <text:p>1.8598335005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85983350047564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013136528337372" calcext:value-type="float">
            <text:p>1.3136528337372E-008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0000013136528337372" calcext:value-type="float">
            <text:p>-1.31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8" calcext:value-type="float">
            <text:p>2462.8798492106</text:p>
          </table:table-cell>
          <table:table-cell/>
          <table:table-cell table:style-name="ce3" office:value-type="float" office:value="2462.87984920963" calcext:value-type="float">
            <text:p>2462.8798492096</text:p>
          </table:table-cell>
          <table:table-cell/>
          <table:table-cell table:style-name="ce3" office:value-type="float" office:value="1.00000000000039" calcext:value-type="float">
            <text:p>1</text:p>
          </table:table-cell>
          <table:table-cell table:style-name="ce3" office:value-type="float" office:value="0.000000000951786205405369" calcext:value-type="float">
            <text:p>0.00000000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2462.87984922023" calcext:value-type="float">
            <text:p>2462.8798492202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2462.87984922023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8" calcext:value-type="float">
            <text:p>2462.8798492106</text:p>
          </table:table-cell>
          <table:table-cell/>
          <table:table-cell table:style-name="ce3" office:value-type="float" office:value="2462.87984920963" calcext:value-type="float">
            <text:p>2462.8798492096</text:p>
          </table:table-cell>
          <table:table-cell/>
          <table:table-cell table:style-name="ce3" office:value-type="float" office:value="1.00000000000039" calcext:value-type="float">
            <text:p>1</text:p>
          </table:table-cell>
          <table:table-cell table:style-name="ce3" office:value-type="float" office:value="0.000000000952240952756256" calcext:value-type="float">
            <text:p>0.0000000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462.87984922023" calcext:value-type="float">
            <text:p>2462.8798492202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462.87984922023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356017940934926" calcext:value-type="float">
            <text:p>0.00000035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356017940934926" calcext:value-type="float">
            <text:p>-0.00000035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710252818664677" calcext:value-type="float">
            <text:p>-0.000000071</text:p>
          </table:table-cell>
          <table:table-cell/>
          <table:table-cell table:formula="of:=[.M23]/[.O23]" office:value-type="float" office:value="-0" calcext:value-type="float">
            <text:p>0</text:p>
          </table:table-cell>
          <table:table-cell table:formula="of:=[.M23]-[.O23]" office:value-type="float" office:value="0.0000000710252818664677" calcext:value-type="float">
            <text:p>7.10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64" calcext:value-type="float">
            <text:p>1.8598335005</text:p>
          </table:table-cell>
          <table:table-cell/>
          <table:table-cell table:style-name="ce3" office:value-type="float" office:value="1.85983350047564" calcext:value-type="float">
            <text:p>1.8598335005</text:p>
          </table:table-cell>
          <table:table-cell/>
          <table:table-cell table:style-name="ce3" office:value-type="float" office:value="0.999999999991393" calcext:value-type="float">
            <text:p>1</text:p>
          </table:table-cell>
          <table:table-cell table:style-name="ce3" office:value-type="float" office:value="-0.0000000000160078617028603" calcext:value-type="float">
            <text:p>-1.60078617028603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85983350030197" calcext:value-type="float">
            <text:p>1.8598335003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85983350030197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63" calcext:value-type="float">
            <text:p>1.8598335005</text:p>
          </table:table-cell>
          <table:table-cell/>
          <table:table-cell table:style-name="ce3" office:value-type="float" office:value="1.85983350047564" calcext:value-type="float">
            <text:p>1.8598335005</text:p>
          </table:table-cell>
          <table:table-cell/>
          <table:table-cell table:style-name="ce3" office:value-type="float" office:value="0.999999999991393" calcext:value-type="float">
            <text:p>1</text:p>
          </table:table-cell>
          <table:table-cell table:style-name="ce3" office:value-type="float" office:value="-0.0000000000160078617028603" calcext:value-type="float">
            <text:p>-1.60078617028603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85983350030197" calcext:value-type="float">
            <text:p>1.859833500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85983350030197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13136528337372" calcext:value-type="float">
            <text:p>1.3136528337372E-00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13136528337372" calcext:value-type="float">
            <text:p>-1.3136528337372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0149013992515859" calcext:value-type="float">
            <text:p>-1.49013992515859E-009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00000000149013992515859" calcext:value-type="float">
            <text:p>1.49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00312638803734444" calcext:value-type="float">
            <text:p>-3.1263880373444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8" calcext:value-type="float">
            <text:p>2462.8798492106</text:p>
          </table:table-cell>
          <table:table-cell/>
          <table:table-cell table:style-name="ce3" office:value-type="float" office:value="2462.87984922023" calcext:value-type="float">
            <text:p>2462.8798492202</text:p>
          </table:table-cell>
          <table:table-cell/>
          <table:table-cell table:style-name="ce3" office:value-type="float" office:value="0.999999999996083" calcext:value-type="float">
            <text:p>1</text:p>
          </table:table-cell>
          <table:table-cell table:style-name="ce3" office:value-type="float" office:value="-0.00000000964746504905634" calcext:value-type="float">
            <text:p>-9.64746504905634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2462.87984922023" calcext:value-type="float">
            <text:p>2462.8798492202</text:p>
          </table:table-cell>
          <table:table-cell/>
          <table:table-cell table:style-name="ce4" table:formula="of:=[.F21]" office:value-type="float" office:value="2462.87984920963" calcext:value-type="float">
            <text:p>2462.8798492096</text:p>
          </table:table-cell>
          <table:table-cell/>
          <table:table-cell table:formula="of:=[.M33]/[.O33]" office:value-type="float" office:value="1.0000000000043" calcext:value-type="float">
            <text:p>1</text:p>
          </table:table-cell>
          <table:table-cell table:formula="of:=[.M33]-[.O33]" office:value-type="float" office:value="0.0000000106001607491635" calcext:value-type="float">
            <text:p>1.06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8" calcext:value-type="float">
            <text:p>2462.8798492106</text:p>
          </table:table-cell>
          <table:table-cell/>
          <table:table-cell table:style-name="ce3" office:value-type="float" office:value="2462.87984922023" calcext:value-type="float">
            <text:p>2462.8798492202</text:p>
          </table:table-cell>
          <table:table-cell/>
          <table:table-cell table:style-name="ce3" office:value-type="float" office:value="0.999999999996083" calcext:value-type="float">
            <text:p>1</text:p>
          </table:table-cell>
          <table:table-cell table:style-name="ce3" office:value-type="float" office:value="-0.00000000964746504905634" calcext:value-type="float">
            <text:p>-9.64746504905634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462.87984922023" calcext:value-type="float">
            <text:p>2462.8798492202</text:p>
          </table:table-cell>
          <table:table-cell/>
          <table:table-cell table:style-name="ce4" table:formula="of:=[.F22]" office:value-type="float" office:value="2462.87984920963" calcext:value-type="float">
            <text:p>2462.8798492096</text:p>
          </table:table-cell>
          <table:table-cell/>
          <table:table-cell table:formula="of:=[.M34]/[.O34]" office:value-type="float" office:value="1.0000000000043" calcext:value-type="float">
            <text:p>1</text:p>
          </table:table-cell>
          <table:table-cell table:formula="of:=[.M34]-[.O34]" office:value-type="float" office:value="0.0000000106001607491635" calcext:value-type="float">
            <text:p>1.06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710252818664677" calcext:value-type="float">
            <text:p>-0.000000071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710252818664677" calcext:value-type="float">
            <text:p>0.00000007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710252818664677" calcext:value-type="float">
            <text:p>-0.000000071</text:p>
          </table:table-cell>
          <table:table-cell/>
          <table:table-cell table:style-name="ce4" table:formula="of:=[.F23]" office:value-type="float" office:value="0.000000356017940934926" calcext:value-type="float">
            <text:p>0.000000356</text:p>
          </table:table-cell>
          <table:table-cell/>
          <table:table-cell table:formula="of:=[.M35]/[.O35]" office:value-type="float" office:value="-0.199499164789142" calcext:value-type="float">
            <text:p>-0.1994991648</text:p>
          </table:table-cell>
          <table:table-cell table:formula="of:=[.M35]-[.O35]" office:value-type="float" office:value="-0.000000427043222801394" calcext:value-type="float">
            <text:p>-4.27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64" calcext:value-type="float">
            <text:p>1.8598335005</text:p>
          </table:table-cell>
          <table:table-cell/>
          <table:table-cell table:style-name="ce3" office:value-type="float" office:value="1.85983350030197" calcext:value-type="float">
            <text:p>1.8598335003</text:p>
          </table:table-cell>
          <table:table-cell/>
          <table:table-cell table:style-name="ce3" office:value-type="float" office:value="1.00000000008477" calcext:value-type="float">
            <text:p>1.0000000001</text:p>
          </table:table-cell>
          <table:table-cell table:style-name="ce3" office:value-type="float" office:value="0.000000000157666990574512" calcext:value-type="float">
            <text:p>1.57666990574512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85983350030197" calcext:value-type="float">
            <text:p>1.8598335003</text:p>
          </table:table-cell>
          <table:table-cell/>
          <table:table-cell table:style-name="ce4" table:formula="of:=[.F24]" office:value-type="float" office:value="1.85983350047564" calcext:value-type="float">
            <text:p>1.8598335005</text:p>
          </table:table-cell>
          <table:table-cell/>
          <table:table-cell table:formula="of:=[.M36]/[.O36]" office:value-type="float" office:value="0.999999999906621" calcext:value-type="float">
            <text:p>0.9999999999</text:p>
          </table:table-cell>
          <table:table-cell table:formula="of:=[.M36]-[.O36]" office:value-type="float" office:value="-0.000000000173669967296064" calcext:value-type="float">
            <text:p>-1.74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63" calcext:value-type="float">
            <text:p>1.8598335005</text:p>
          </table:table-cell>
          <table:table-cell/>
          <table:table-cell table:style-name="ce3" office:value-type="float" office:value="1.85983350030197" calcext:value-type="float">
            <text:p>1.8598335003</text:p>
          </table:table-cell>
          <table:table-cell/>
          <table:table-cell table:style-name="ce3" office:value-type="float" office:value="1.00000000008477" calcext:value-type="float">
            <text:p>1.0000000001</text:p>
          </table:table-cell>
          <table:table-cell table:style-name="ce3" office:value-type="float" office:value="0.000000000157666990574512" calcext:value-type="float">
            <text:p>1.57666990574512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85983350030197" calcext:value-type="float">
            <text:p>1.8598335003</text:p>
          </table:table-cell>
          <table:table-cell/>
          <table:table-cell table:style-name="ce4" table:formula="of:=[.F25]" office:value-type="float" office:value="1.85983350047564" calcext:value-type="float">
            <text:p>1.8598335005</text:p>
          </table:table-cell>
          <table:table-cell/>
          <table:table-cell table:formula="of:=[.M37]/[.O37]" office:value-type="float" office:value="0.999999999906621" calcext:value-type="float">
            <text:p>0.9999999999</text:p>
          </table:table-cell>
          <table:table-cell table:formula="of:=[.M37]-[.O37]" office:value-type="float" office:value="-0.000000000173669967296064" calcext:value-type="float">
            <text:p>-1.74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149013992515859" calcext:value-type="float">
            <text:p>-1.49013992515859E-009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149013992515859" calcext:value-type="float">
            <text:p>1.49013992515859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00000149013992515859" calcext:value-type="float">
            <text:p>-1.49013992515859E-009</text:p>
          </table:table-cell>
          <table:table-cell/>
          <table:table-cell table:style-name="ce4" table:formula="of:=[.F26]" office:value-type="float" office:value="0.000000013136528337372" calcext:value-type="float">
            <text:p>1.3136528337372E-008</text:p>
          </table:table-cell>
          <table:table-cell/>
          <table:table-cell table:formula="of:=[.M38]/[.O38]" office:value-type="float" office:value="-0.113434835056025" calcext:value-type="float">
            <text:p>-0.1134348351</text:p>
          </table:table-cell>
          <table:table-cell table:formula="of:=[.M38]-[.O38]" office:value-type="float" office:value="-0.0000000146266682625306" calcext:value-type="float">
            <text:p>-1.46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27897692436818" calcext:value-type="float">
            <text:p>1.2789769243681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8" calcext:value-type="float">
            <text:p>2462.8798492106</text:p>
          </table:table-cell>
          <table:table-cell/>
          <table:table-cell table:style-name="ce3" office:value-type="float" office:value="2462.87984921057" calcext:value-type="float">
            <text:p>2462.8798492106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159161572810262" calcext:value-type="float">
            <text:p>1.59161572810262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2462.87984921057" calcext:value-type="float">
            <text:p>2462.8798492106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2462.87984921057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8" calcext:value-type="float">
            <text:p>2462.8798492106</text:p>
          </table:table-cell>
          <table:table-cell/>
          <table:table-cell table:style-name="ce3" office:value-type="float" office:value="2462.87984921056" calcext:value-type="float">
            <text:p>2462.8798492106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159161572810262" calcext:value-type="float">
            <text:p>1.59161572810262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2462.87984921056" calcext:value-type="float">
            <text:p>2462.8798492106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2462.87984921056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238374757636588" calcext:value-type="float">
            <text:p>2.38374757636588E-00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238374757636588" calcext:value-type="float">
            <text:p>-2.38374757636588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.000000238374757636588" calcext:value-type="float">
            <text:p>2.38374757636588E-007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0.000000238374757636588" calcext:value-type="float">
            <text:p>-2.3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64" calcext:value-type="float">
            <text:p>1.8598335005</text:p>
          </table:table-cell>
          <table:table-cell/>
          <table:table-cell table:style-name="ce3" office:value-type="float" office:value="1.85983350045995" calcext:value-type="float">
            <text:p>1.8598335005</text:p>
          </table:table-cell>
          <table:table-cell/>
          <table:table-cell table:style-name="ce3" office:value-type="float" office:value="0.99999999999983" calcext:value-type="float">
            <text:p>1</text:p>
          </table:table-cell>
          <table:table-cell table:style-name="ce3" office:value-type="float" office:value="-0.00000000000031685765122802" calcext:value-type="float">
            <text:p>-3.1685765122802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85983350045995" calcext:value-type="float">
            <text:p>1.8598335005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85983350045995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63" calcext:value-type="float">
            <text:p>1.8598335005</text:p>
          </table:table-cell>
          <table:table-cell/>
          <table:table-cell table:style-name="ce3" office:value-type="float" office:value="1.85983350045995" calcext:value-type="float">
            <text:p>1.8598335005</text:p>
          </table:table-cell>
          <table:table-cell/>
          <table:table-cell table:style-name="ce3" office:value-type="float" office:value="0.999999999999829" calcext:value-type="float">
            <text:p>1</text:p>
          </table:table-cell>
          <table:table-cell table:style-name="ce3" office:value-type="float" office:value="-0.000000000000317079695832945" calcext:value-type="float">
            <text:p>-3.17079695832945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85983350045995" calcext:value-type="float">
            <text:p>1.8598335005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85983350045995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689605137224155" calcext:value-type="float">
            <text:p>6.89605137224155E-00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689605137224155" calcext:value-type="float">
            <text:p>-6.89605137224155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000000689605137224155" calcext:value-type="float">
            <text:p>6.89605137224155E-009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000000689605137224155" calcext:value-type="float">
            <text:p>-6.90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2" calcext:value-type="float">
            <text:p>100.3578251624</text:p>
          </table:table-cell>
          <table:table-cell/>
          <table:table-cell table:style-name="ce3" office:value-type="float" office:value="0.999999999999985" calcext:value-type="float">
            <text:p>1</text:p>
          </table:table-cell>
          <table:table-cell table:style-name="ce3" office:value-type="float" office:value="-0.00000000000154898316395702" calcext:value-type="float">
            <text:p>-1.54898316395702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2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2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922" calcext:value-type="float">
            <text:p>392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62.87984921057" calcext:value-type="float">
            <text:p>2462.8798492106</text:p>
          </table:table-cell>
          <table:table-cell/>
          <table:table-cell table:style-name="ce4" table:formula="of:=[.F33]" office:value-type="float" office:value="2462.87984922023" calcext:value-type="float">
            <text:p>2462.8798492202</text:p>
          </table:table-cell>
          <table:table-cell/>
          <table:table-cell table:formula="of:=[.M57]/[.O57]" office:value-type="float" office:value="0.999999999996078" calcext:value-type="float">
            <text:p>1</text:p>
          </table:table-cell>
          <table:table-cell table:formula="of:=[.M57]-[.O57]" office:value-type="float" office:value="-0.00000000966019797488116" calcext:value-type="float">
            <text:p>-9.66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62.87984921056" calcext:value-type="float">
            <text:p>2462.8798492106</text:p>
          </table:table-cell>
          <table:table-cell/>
          <table:table-cell table:style-name="ce4" table:formula="of:=[.F34]" office:value-type="float" office:value="2462.87984922023" calcext:value-type="float">
            <text:p>2462.8798492202</text:p>
          </table:table-cell>
          <table:table-cell/>
          <table:table-cell table:formula="of:=[.M58]/[.O58]" office:value-type="float" office:value="0.999999999996074" calcext:value-type="float">
            <text:p>1</text:p>
          </table:table-cell>
          <table:table-cell table:formula="of:=[.M58]-[.O58]" office:value-type="float" office:value="-0.00000000966974766924977" calcext:value-type="float">
            <text:p>-9.6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.000000238374757636588" calcext:value-type="float">
            <text:p>2.38374757636588E-007</text:p>
          </table:table-cell>
          <table:table-cell/>
          <table:table-cell table:style-name="ce4" table:formula="of:=[.F35]" office:value-type="float" office:value="-0.0000000710252818664677" calcext:value-type="float">
            <text:p>-0.000000071</text:p>
          </table:table-cell>
          <table:table-cell/>
          <table:table-cell table:formula="of:=[.M59]/[.O59]" office:value-type="float" office:value="-3.35619586958836" calcext:value-type="float">
            <text:p>-3.3561958696</text:p>
          </table:table-cell>
          <table:table-cell table:formula="of:=[.M59]-[.O59]" office:value-type="float" office:value="0.000000309400039503056" calcext:value-type="float">
            <text:p>3.09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85983350045995" calcext:value-type="float">
            <text:p>1.8598335005</text:p>
          </table:table-cell>
          <table:table-cell/>
          <table:table-cell table:style-name="ce4" table:formula="of:=[.F36]" office:value-type="float" office:value="1.85983350030197" calcext:value-type="float">
            <text:p>1.8598335003</text:p>
          </table:table-cell>
          <table:table-cell/>
          <table:table-cell table:formula="of:=[.M60]/[.O60]" office:value-type="float" office:value="1.00000000008494" calcext:value-type="float">
            <text:p>1.0000000001</text:p>
          </table:table-cell>
          <table:table-cell table:formula="of:=[.M60]-[.O60]" office:value-type="float" office:value="0.000000000157979851422851" calcext:value-type="float">
            <text:p>1.5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85983350045995" calcext:value-type="float">
            <text:p>1.8598335005</text:p>
          </table:table-cell>
          <table:table-cell/>
          <table:table-cell table:style-name="ce4" table:formula="of:=[.F37]" office:value-type="float" office:value="1.85983350030197" calcext:value-type="float">
            <text:p>1.8598335003</text:p>
          </table:table-cell>
          <table:table-cell/>
          <table:table-cell table:formula="of:=[.M61]/[.O61]" office:value-type="float" office:value="1.00000000008494" calcext:value-type="float">
            <text:p>1.0000000001</text:p>
          </table:table-cell>
          <table:table-cell table:formula="of:=[.M61]-[.O61]" office:value-type="float" office:value="0.000000000157979851422851" calcext:value-type="float">
            <text:p>1.5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689605137224155" calcext:value-type="float">
            <text:p>6.89605137224155E-009</text:p>
          </table:table-cell>
          <table:table-cell/>
          <table:table-cell table:style-name="ce4" table:formula="of:=[.F38]" office:value-type="float" office:value="-0.00000000149013992515859" calcext:value-type="float">
            <text:p>-1.49013992515859E-009</text:p>
          </table:table-cell>
          <table:table-cell/>
          <table:table-cell table:formula="of:=[.M62]/[.O62]" office:value-type="float" office:value="-4.6277878042276" calcext:value-type="float">
            <text:p>-4.6277878042</text:p>
          </table:table-cell>
          <table:table-cell table:formula="of:=[.M62]-[.O62]" office:value-type="float" office:value="0.00000000838619129740014" calcext:value-type="float">
            <text:p>8.39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2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2" calcext:value-type="float">
            <text:p>1</text:p>
          </table:table-cell>
          <table:table-cell table:formula="of:=[.M63]-[.O63]" office:value-type="float" office:value="0.00000000000200373051484348" calcext:value-type="float">
            <text:p>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62.87984921057" calcext:value-type="float">
            <text:p>2462.8798492106</text:p>
          </table:table-cell>
          <table:table-cell/>
          <table:table-cell table:style-name="ce4" table:formula="of:=[.F21]" office:value-type="float" office:value="2462.87984920963" calcext:value-type="float">
            <text:p>2462.8798492096</text:p>
          </table:table-cell>
          <table:table-cell/>
          <table:table-cell table:formula="of:=[.M69]/[.O69]" office:value-type="float" office:value="1.00000000000038" calcext:value-type="float">
            <text:p>1</text:p>
          </table:table-cell>
          <table:table-cell table:formula="of:=[.M69]-[.O69]" office:value-type="float" office:value="0.000000000939962774282321" calcext:value-type="float">
            <text:p>9.4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62.87984921056" calcext:value-type="float">
            <text:p>2462.8798492106</text:p>
          </table:table-cell>
          <table:table-cell/>
          <table:table-cell table:style-name="ce4" table:formula="of:=[.F22]" office:value-type="float" office:value="2462.87984920963" calcext:value-type="float">
            <text:p>2462.8798492096</text:p>
          </table:table-cell>
          <table:table-cell/>
          <table:table-cell table:formula="of:=[.M70]/[.O70]" office:value-type="float" office:value="1.00000000000038" calcext:value-type="float">
            <text:p>1</text:p>
          </table:table-cell>
          <table:table-cell table:formula="of:=[.M70]-[.O70]" office:value-type="float" office:value="0.000000000930413079913706" calcext:value-type="float">
            <text:p>9.3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.000000238374757636588" calcext:value-type="float">
            <text:p>2.38374757636588E-007</text:p>
          </table:table-cell>
          <table:table-cell/>
          <table:table-cell table:style-name="ce4" table:formula="of:=[.F23]" office:value-type="float" office:value="0.000000356017940934926" calcext:value-type="float">
            <text:p>0.000000356</text:p>
          </table:table-cell>
          <table:table-cell/>
          <table:table-cell table:formula="of:=[.M71]/[.O71]" office:value-type="float" office:value="0.669558272851645" calcext:value-type="float">
            <text:p>0.6695582729</text:p>
          </table:table-cell>
          <table:table-cell table:formula="of:=[.M71]-[.O71]" office:value-type="float" office:value="-0.000000117643183298338" calcext:value-type="float">
            <text:p>-1.1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85983350045995" calcext:value-type="float">
            <text:p>1.8598335005</text:p>
          </table:table-cell>
          <table:table-cell/>
          <table:table-cell table:style-name="ce4" table:formula="of:=[.F24]" office:value-type="float" office:value="1.85983350047564" calcext:value-type="float">
            <text:p>1.8598335005</text:p>
          </table:table-cell>
          <table:table-cell/>
          <table:table-cell table:formula="of:=[.M72]/[.O72]" office:value-type="float" office:value="0.999999999991564" calcext:value-type="float">
            <text:p>1</text:p>
          </table:table-cell>
          <table:table-cell table:formula="of:=[.M72]-[.O72]" office:value-type="float" office:value="-0.0000000000156901158732126" calcext:value-type="float">
            <text:p>-1.57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85983350045995" calcext:value-type="float">
            <text:p>1.8598335005</text:p>
          </table:table-cell>
          <table:table-cell/>
          <table:table-cell table:style-name="ce4" table:formula="of:=[.F25]" office:value-type="float" office:value="1.85983350047564" calcext:value-type="float">
            <text:p>1.8598335005</text:p>
          </table:table-cell>
          <table:table-cell/>
          <table:table-cell table:formula="of:=[.M73]/[.O73]" office:value-type="float" office:value="0.999999999991564" calcext:value-type="float">
            <text:p>1</text:p>
          </table:table-cell>
          <table:table-cell table:formula="of:=[.M73]-[.O73]" office:value-type="float" office:value="-0.0000000000156901158732126" calcext:value-type="float">
            <text:p>-1.57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689605137224155" calcext:value-type="float">
            <text:p>6.89605137224155E-009</text:p>
          </table:table-cell>
          <table:table-cell/>
          <table:table-cell table:style-name="ce4" table:formula="of:=[.F26]" office:value-type="float" office:value="0.000000013136528337372" calcext:value-type="float">
            <text:p>1.3136528337372E-008</text:p>
          </table:table-cell>
          <table:table-cell/>
          <table:table-cell table:formula="of:=[.M74]/[.O74]" office:value-type="float" office:value="0.524952346246841" calcext:value-type="float">
            <text:p>0.5249523462</text:p>
          </table:table-cell>
          <table:table-cell table:formula="of:=[.M74]-[.O74]" office:value-type="float" office:value="-0.00000000624047696513045" calcext:value-type="float">
            <text:p>-6.24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2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.00000000000001" calcext:value-type="float">
            <text:p>1</text:p>
          </table:table-cell>
          <table:table-cell table:formula="of:=[.M75]-[.O75]" office:value-type="float" office:value="0.00000000000099475983006414" calcext:value-type="float">
            <text:p>9.95E-013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-0.6 km MOLA" calcext:value-type="string">
            <text:p>-0.6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21058" calcext:value-type="float">
            <text:p>2462.8798492106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62.87984921058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1058" calcext:value-type="float">
            <text:p>2462.879849210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62.87984921058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0255936170040542" calcext:value-type="float">
            <text:p>2.55936170040542E-007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0.000000255936170040542" calcext:value-type="float">
            <text:p>-2.56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8598335004599" calcext:value-type="float">
            <text:p>1.8598335005</text:p>
          </table:table-cell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8598335004599" calcext:value-type="float">
            <text:p>1.8598335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46001" calcext:value-type="float">
            <text:p>1.8598335005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85983350046001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8598335004599" calcext:value-type="float">
            <text:p>1.8598335005</text:p>
          </table:table-cell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8598335004599" calcext:value-type="float">
            <text:p>1.8598335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46001" calcext:value-type="float">
            <text:p>1.8598335005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85983350046001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0064747944313874" calcext:value-type="float">
            <text:p>6.4747944313874E-009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00000064747944313874" calcext:value-type="float">
            <text:p>-6.47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58" calcext:value-type="float">
            <text:p>2462.879849210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272848410531878" calcext:value-type="float">
            <text:p>2.72848410531878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2462.8798492117" calcext:value-type="float">
            <text:p>2462.8798492117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2462.8798492117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58" calcext:value-type="float">
            <text:p>2462.879849210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272848410531878" calcext:value-type="float">
            <text:p>2.72848410531878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462.8798492117" calcext:value-type="float">
            <text:p>2462.8798492117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462.8798492117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255936170040542" calcext:value-type="float">
            <text:p>2.55936170040542E-00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255936170040542" calcext:value-type="float">
            <text:p>-2.55936170040542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431958561334425" calcext:value-type="float">
            <text:p>-4.31958561334425E-008</text:p>
          </table:table-cell>
          <table:table-cell/>
          <table:table-cell table:formula="of:=[.M23]/[.O23]" office:value-type="float" office:value="-0" calcext:value-type="float">
            <text:p>0</text:p>
          </table:table-cell>
          <table:table-cell table:formula="of:=[.M23]-[.O23]" office:value-type="float" office:value="0.0000000431958561334425" calcext:value-type="float">
            <text:p>4.32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" calcext:value-type="float">
            <text:p>1.8598335005</text:p>
          </table:table-cell>
          <table:table-cell/>
          <table:table-cell table:style-name="ce3" office:value-type="float" office:value="1.85983350046001" calcext:value-type="float">
            <text:p>1.8598335005</text:p>
          </table:table-cell>
          <table:table-cell/>
          <table:table-cell table:style-name="ce3" office:value-type="float" office:value="0.999999999999941" calcext:value-type="float">
            <text:p>1</text:p>
          </table:table-cell>
          <table:table-cell table:style-name="ce3" office:value-type="float" office:value="-0.000000000000110134124042816" calcext:value-type="float">
            <text:p>-1.10134124042816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85983350044174" calcext:value-type="float">
            <text:p>1.8598335004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85983350044174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" calcext:value-type="float">
            <text:p>1.8598335005</text:p>
          </table:table-cell>
          <table:table-cell/>
          <table:table-cell table:style-name="ce3" office:value-type="float" office:value="1.85983350046001" calcext:value-type="float">
            <text:p>1.8598335005</text:p>
          </table:table-cell>
          <table:table-cell/>
          <table:table-cell table:style-name="ce3" office:value-type="float" office:value="0.999999999999941" calcext:value-type="float">
            <text:p>1</text:p>
          </table:table-cell>
          <table:table-cell table:style-name="ce3" office:value-type="float" office:value="-0.000000000000110356168647741" calcext:value-type="float">
            <text:p>-1.10356168647741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85983350044174" calcext:value-type="float">
            <text:p>1.8598335004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85983350044174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64747944313874" calcext:value-type="float">
            <text:p>6.4747944313874E-00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64747944313874" calcext:value-type="float">
            <text:p>-6.4747944313874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0145737646723816" calcext:value-type="float">
            <text:p>-1.45737646723816E-009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00000000145737646723816" calcext:value-type="float">
            <text:p>1.46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98951966012828" calcext:value-type="float">
            <text:p>1.9895196601282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17" calcext:value-type="float">
            <text:p>2462.8798492117</text:p>
          </table:table-cell>
          <table:table-cell/>
          <table:table-cell table:style-name="ce3" office:value-type="float" office:value="0.999999999999548" calcext:value-type="float">
            <text:p>1</text:p>
          </table:table-cell>
          <table:table-cell table:style-name="ce3" office:value-type="float" office:value="-0.00000000111413100967184" calcext:value-type="float">
            <text:p>-1.11413100967184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2462.8798492117" calcext:value-type="float">
            <text:p>2462.8798492117</text:p>
          </table:table-cell>
          <table:table-cell/>
          <table:table-cell table:style-name="ce4" table:formula="of:=[.F21]" office:value-type="float" office:value="2462.87984921058" calcext:value-type="float">
            <text:p>2462.8798492106</text:p>
          </table:table-cell>
          <table:table-cell/>
          <table:table-cell table:formula="of:=[.M33]/[.O33]" office:value-type="float" office:value="1.00000000000045" calcext:value-type="float">
            <text:p>1</text:p>
          </table:table-cell>
          <table:table-cell table:formula="of:=[.M33]-[.O33]" office:value-type="float" office:value="0.00000000112004272523336" calcext:value-type="float">
            <text:p>1.12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17" calcext:value-type="float">
            <text:p>2462.8798492117</text:p>
          </table:table-cell>
          <table:table-cell/>
          <table:table-cell table:style-name="ce3" office:value-type="float" office:value="0.999999999999548" calcext:value-type="float">
            <text:p>1</text:p>
          </table:table-cell>
          <table:table-cell table:style-name="ce3" office:value-type="float" office:value="-0.00000000111413100967184" calcext:value-type="float">
            <text:p>-1.11413100967184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462.8798492117" calcext:value-type="float">
            <text:p>2462.8798492117</text:p>
          </table:table-cell>
          <table:table-cell/>
          <table:table-cell table:style-name="ce4" table:formula="of:=[.F22]" office:value-type="float" office:value="2462.87984921058" calcext:value-type="float">
            <text:p>2462.8798492106</text:p>
          </table:table-cell>
          <table:table-cell/>
          <table:table-cell table:formula="of:=[.M34]/[.O34]" office:value-type="float" office:value="1.00000000000045" calcext:value-type="float">
            <text:p>1</text:p>
          </table:table-cell>
          <table:table-cell table:formula="of:=[.M34]-[.O34]" office:value-type="float" office:value="0.00000000112004272523336" calcext:value-type="float">
            <text:p>1.12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431958561334425" calcext:value-type="float">
            <text:p>-4.31958561334425E-008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431958561334425" calcext:value-type="float">
            <text:p>4.31958561334425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431958561334425" calcext:value-type="float">
            <text:p>-4.31958561334425E-008</text:p>
          </table:table-cell>
          <table:table-cell/>
          <table:table-cell table:style-name="ce4" table:formula="of:=[.F23]" office:value-type="float" office:value="0.000000255936170040542" calcext:value-type="float">
            <text:p>2.55936170040542E-007</text:p>
          </table:table-cell>
          <table:table-cell/>
          <table:table-cell table:formula="of:=[.M35]/[.O35]" office:value-type="float" office:value="-0.168775894890511" calcext:value-type="float">
            <text:p>-0.1687758949</text:p>
          </table:table-cell>
          <table:table-cell table:formula="of:=[.M35]-[.O35]" office:value-type="float" office:value="-0.000000299132026173984" calcext:value-type="float">
            <text:p>-2.99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" calcext:value-type="float">
            <text:p>1.8598335005</text:p>
          </table:table-cell>
          <table:table-cell/>
          <table:table-cell table:style-name="ce3" office:value-type="float" office:value="1.85983350044174" calcext:value-type="float">
            <text:p>1.8598335004</text:p>
          </table:table-cell>
          <table:table-cell/>
          <table:table-cell table:style-name="ce3" office:value-type="float" office:value="1.00000000000976" calcext:value-type="float">
            <text:p>1</text:p>
          </table:table-cell>
          <table:table-cell table:style-name="ce3" office:value-type="float" office:value="0.000000000018153034631041" calcext:value-type="float">
            <text:p>1.8153034631041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85983350044174" calcext:value-type="float">
            <text:p>1.8598335004</text:p>
          </table:table-cell>
          <table:table-cell/>
          <table:table-cell table:style-name="ce4" table:formula="of:=[.F24]" office:value-type="float" office:value="1.85983350046001" calcext:value-type="float">
            <text:p>1.8598335005</text:p>
          </table:table-cell>
          <table:table-cell/>
          <table:table-cell table:formula="of:=[.M36]/[.O36]" office:value-type="float" office:value="0.999999999990177" calcext:value-type="float">
            <text:p>1</text:p>
          </table:table-cell>
          <table:table-cell table:formula="of:=[.M36]-[.O36]" office:value-type="float" office:value="-0.0000000000182698300932316" calcext:value-type="float">
            <text:p>-1.83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" calcext:value-type="float">
            <text:p>1.8598335005</text:p>
          </table:table-cell>
          <table:table-cell/>
          <table:table-cell table:style-name="ce3" office:value-type="float" office:value="1.85983350044174" calcext:value-type="float">
            <text:p>1.8598335004</text:p>
          </table:table-cell>
          <table:table-cell/>
          <table:table-cell table:style-name="ce3" office:value-type="float" office:value="1.00000000000976" calcext:value-type="float">
            <text:p>1</text:p>
          </table:table-cell>
          <table:table-cell table:style-name="ce3" office:value-type="float" office:value="0.0000000000181528125864361" calcext:value-type="float">
            <text:p>1.81528125864361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85983350044174" calcext:value-type="float">
            <text:p>1.8598335004</text:p>
          </table:table-cell>
          <table:table-cell/>
          <table:table-cell table:style-name="ce4" table:formula="of:=[.F25]" office:value-type="float" office:value="1.85983350046001" calcext:value-type="float">
            <text:p>1.8598335005</text:p>
          </table:table-cell>
          <table:table-cell/>
          <table:table-cell table:formula="of:=[.M37]/[.O37]" office:value-type="float" office:value="0.999999999990177" calcext:value-type="float">
            <text:p>1</text:p>
          </table:table-cell>
          <table:table-cell table:formula="of:=[.M37]-[.O37]" office:value-type="float" office:value="-0.0000000000182698300932316" calcext:value-type="float">
            <text:p>-1.83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145737646723816" calcext:value-type="float">
            <text:p>-1.45737646723816E-009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145737646723816" calcext:value-type="float">
            <text:p>1.45737646723816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00000145737646723816" calcext:value-type="float">
            <text:p>-1.45737646723816E-009</text:p>
          </table:table-cell>
          <table:table-cell/>
          <table:table-cell table:style-name="ce4" table:formula="of:=[.F26]" office:value-type="float" office:value="0.0000000064747944313874" calcext:value-type="float">
            <text:p>6.4747944313874E-009</text:p>
          </table:table-cell>
          <table:table-cell/>
          <table:table-cell table:formula="of:=[.M38]/[.O38]" office:value-type="float" office:value="-0.225084592674223" calcext:value-type="float">
            <text:p>-0.2250845927</text:p>
          </table:table-cell>
          <table:table-cell table:formula="of:=[.M38]-[.O38]" office:value-type="float" office:value="-0.00000000793217089862556" calcext:value-type="float">
            <text:p>-7.93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00270006239588838" calcext:value-type="float">
            <text:p>-2.7000623958883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.00000000000001" calcext:value-type="float">
            <text:p>1</text:p>
          </table:table-cell>
          <table:table-cell table:formula="of:=[.M39]-[.O39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21" calcext:value-type="float">
            <text:p>22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long ~34.07 sec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54" calcext:value-type="float">
            <text:p>2462.8798492105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0.000000000050931703299284" calcext:value-type="float">
            <text:p>5.0931703299284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2462.87984921054" calcext:value-type="float">
            <text:p>2462.8798492105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2462.87984921054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54" calcext:value-type="float">
            <text:p>2462.8798492105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0.000000000050931703299284" calcext:value-type="float">
            <text:p>5.0931703299284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2462.87984921054" calcext:value-type="float">
            <text:p>2462.8798492105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2462.87984921054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235296251876457" calcext:value-type="float">
            <text:p>2.35296251876457E-00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235296251876457" calcext:value-type="float">
            <text:p>-2.35296251876457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.000000235296251876457" calcext:value-type="float">
            <text:p>2.35296251876457E-007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0.000000235296251876457" calcext:value-type="float">
            <text:p>-2.3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" calcext:value-type="float">
            <text:p>1.8598335005</text:p>
          </table:table-cell>
          <table:table-cell/>
          <table:table-cell table:style-name="ce3" office:value-type="float" office:value="1.85983350046004" calcext:value-type="float">
            <text:p>1.8598335005</text:p>
          </table:table-cell>
          <table:table-cell/>
          <table:table-cell table:style-name="ce3" office:value-type="float" office:value="0.999999999999921" calcext:value-type="float">
            <text:p>1</text:p>
          </table:table-cell>
          <table:table-cell table:style-name="ce3" office:value-type="float" office:value="-0.000000000000146105350040671" calcext:value-type="float">
            <text:p>-1.46105350040671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85983350046004" calcext:value-type="float">
            <text:p>1.8598335005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85983350046004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" calcext:value-type="float">
            <text:p>1.8598335005</text:p>
          </table:table-cell>
          <table:table-cell/>
          <table:table-cell table:style-name="ce3" office:value-type="float" office:value="1.85983350046004" calcext:value-type="float">
            <text:p>1.8598335005</text:p>
          </table:table-cell>
          <table:table-cell/>
          <table:table-cell table:style-name="ce3" office:value-type="float" office:value="0.999999999999921" calcext:value-type="float">
            <text:p>1</text:p>
          </table:table-cell>
          <table:table-cell table:style-name="ce3" office:value-type="float" office:value="-0.000000000000146993528460371" calcext:value-type="float">
            <text:p>-1.46993528460371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85983350046004" calcext:value-type="float">
            <text:p>1.8598335005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85983350046004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748822346576337" calcext:value-type="float">
            <text:p>7.48822346576337E-00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748822346576337" calcext:value-type="float">
            <text:p>-7.48822346576337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000000748822346576337" calcext:value-type="float">
            <text:p>7.48822346576337E-009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000000748822346576337" calcext:value-type="float">
            <text:p>-7.49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3" calcext:value-type="float">
            <text:p>100.3578251624</text:p>
          </table:table-cell>
          <table:table-cell/>
          <table:table-cell table:style-name="ce3" office:value-type="float" office:value="1.00000000000006" calcext:value-type="float">
            <text:p>1</text:p>
          </table:table-cell>
          <table:table-cell table:style-name="ce3" office:value-type="float" office:value="0.00000000000606803496339126" calcext:value-type="float">
            <text:p>6.06803496339126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3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3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43297" calcext:value-type="float">
            <text:p>4329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62.87984921054" calcext:value-type="float">
            <text:p>2462.8798492105</text:p>
          </table:table-cell>
          <table:table-cell/>
          <table:table-cell table:style-name="ce4" table:formula="of:=[.F33]" office:value-type="float" office:value="2462.8798492117" calcext:value-type="float">
            <text:p>2462.8798492117</text:p>
          </table:table-cell>
          <table:table-cell/>
          <table:table-cell table:formula="of:=[.M57]/[.O57]" office:value-type="float" office:value="0.999999999999529" calcext:value-type="float">
            <text:p>1</text:p>
          </table:table-cell>
          <table:table-cell table:formula="of:=[.M57]-[.O57]" office:value-type="float" office:value="-0.00000000115960574476048" calcext:value-type="float">
            <text:p>-1.16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62.87984921054" calcext:value-type="float">
            <text:p>2462.8798492105</text:p>
          </table:table-cell>
          <table:table-cell/>
          <table:table-cell table:style-name="ce4" table:formula="of:=[.F34]" office:value-type="float" office:value="2462.8798492117" calcext:value-type="float">
            <text:p>2462.8798492117</text:p>
          </table:table-cell>
          <table:table-cell/>
          <table:table-cell table:formula="of:=[.M58]/[.O58]" office:value-type="float" office:value="0.999999999999529" calcext:value-type="float">
            <text:p>1</text:p>
          </table:table-cell>
          <table:table-cell table:formula="of:=[.M58]-[.O58]" office:value-type="float" office:value="-0.00000000115960574476048" calcext:value-type="float">
            <text:p>-1.16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.000000235296251876457" calcext:value-type="float">
            <text:p>2.35296251876457E-007</text:p>
          </table:table-cell>
          <table:table-cell/>
          <table:table-cell table:style-name="ce4" table:formula="of:=[.F35]" office:value-type="float" office:value="-0.0000000431958561334425" calcext:value-type="float">
            <text:p>-4.31958561334425E-008</text:p>
          </table:table-cell>
          <table:table-cell/>
          <table:table-cell table:formula="of:=[.M59]/[.O59]" office:value-type="float" office:value="-5.44719500753891" calcext:value-type="float">
            <text:p>-5.4471950075</text:p>
          </table:table-cell>
          <table:table-cell table:formula="of:=[.M59]-[.O59]" office:value-type="float" office:value="0.0000002784921080099" calcext:value-type="float">
            <text:p>2.7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85983350046004" calcext:value-type="float">
            <text:p>1.8598335005</text:p>
          </table:table-cell>
          <table:table-cell/>
          <table:table-cell table:style-name="ce4" table:formula="of:=[.F36]" office:value-type="float" office:value="1.85983350044174" calcext:value-type="float">
            <text:p>1.8598335004</text:p>
          </table:table-cell>
          <table:table-cell/>
          <table:table-cell table:formula="of:=[.M60]/[.O60]" office:value-type="float" office:value="1.00000000000984" calcext:value-type="float">
            <text:p>1</text:p>
          </table:table-cell>
          <table:table-cell table:formula="of:=[.M60]-[.O60]" office:value-type="float" office:value="0.0000000000183000281595014" calcext:value-type="float">
            <text:p>1.83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85983350046004" calcext:value-type="float">
            <text:p>1.8598335005</text:p>
          </table:table-cell>
          <table:table-cell/>
          <table:table-cell table:style-name="ce4" table:formula="of:=[.F37]" office:value-type="float" office:value="1.85983350044174" calcext:value-type="float">
            <text:p>1.8598335004</text:p>
          </table:table-cell>
          <table:table-cell/>
          <table:table-cell table:formula="of:=[.M61]/[.O61]" office:value-type="float" office:value="1.00000000000984" calcext:value-type="float">
            <text:p>1</text:p>
          </table:table-cell>
          <table:table-cell table:formula="of:=[.M61]-[.O61]" office:value-type="float" office:value="0.0000000000183000281595014" calcext:value-type="float">
            <text:p>1.83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748822346576337" calcext:value-type="float">
            <text:p>7.48822346576337E-009</text:p>
          </table:table-cell>
          <table:table-cell/>
          <table:table-cell table:style-name="ce4" table:formula="of:=[.F38]" office:value-type="float" office:value="-0.00000000145737646723816" calcext:value-type="float">
            <text:p>-1.45737646723816E-009</text:p>
          </table:table-cell>
          <table:table-cell/>
          <table:table-cell table:formula="of:=[.M62]/[.O62]" office:value-type="float" office:value="-5.13815313619969" calcext:value-type="float">
            <text:p>-5.1381531362</text:p>
          </table:table-cell>
          <table:table-cell table:formula="of:=[.M62]-[.O62]" office:value-type="float" office:value="0.00000000894559993300153" calcext:value-type="float">
            <text:p>8.9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3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.99999999999994" calcext:value-type="float">
            <text:p>1</text:p>
          </table:table-cell>
          <table:table-cell table:formula="of:=[.M63]-[.O63]" office:value-type="float" office:value="-0.00000000000601119154453045" calcext:value-type="float">
            <text:p>-6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62.87984921054" calcext:value-type="float">
            <text:p>2462.8798492105</text:p>
          </table:table-cell>
          <table:table-cell/>
          <table:table-cell table:style-name="ce4" table:formula="of:=[.F21]" office:value-type="float" office:value="2462.87984921058" calcext:value-type="float">
            <text:p>2462.8798492106</text:p>
          </table:table-cell>
          <table:table-cell/>
          <table:table-cell table:formula="of:=[.M69]/[.O69]" office:value-type="float" office:value="0.999999999999984" calcext:value-type="float">
            <text:p>1</text:p>
          </table:table-cell>
          <table:table-cell table:formula="of:=[.M69]-[.O69]" office:value-type="float" office:value="-0.0000000000395630195271224" calcext:value-type="float">
            <text:p>-3.96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62.87984921054" calcext:value-type="float">
            <text:p>2462.8798492105</text:p>
          </table:table-cell>
          <table:table-cell/>
          <table:table-cell table:style-name="ce4" table:formula="of:=[.F22]" office:value-type="float" office:value="2462.87984921058" calcext:value-type="float">
            <text:p>2462.8798492106</text:p>
          </table:table-cell>
          <table:table-cell/>
          <table:table-cell table:formula="of:=[.M70]/[.O70]" office:value-type="float" office:value="0.999999999999984" calcext:value-type="float">
            <text:p>1</text:p>
          </table:table-cell>
          <table:table-cell table:formula="of:=[.M70]-[.O70]" office:value-type="float" office:value="-0.0000000000395630195271224" calcext:value-type="float">
            <text:p>-3.96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.000000235296251876457" calcext:value-type="float">
            <text:p>2.35296251876457E-007</text:p>
          </table:table-cell>
          <table:table-cell/>
          <table:table-cell table:style-name="ce4" table:formula="of:=[.F23]" office:value-type="float" office:value="0.000000255936170040542" calcext:value-type="float">
            <text:p>2.55936170040542E-007</text:p>
          </table:table-cell>
          <table:table-cell/>
          <table:table-cell table:formula="of:=[.M71]/[.O71]" office:value-type="float" office:value="0.919355212040504" calcext:value-type="float">
            <text:p>0.919355212</text:p>
          </table:table-cell>
          <table:table-cell table:formula="of:=[.M71]-[.O71]" office:value-type="float" office:value="-0.000000020639918164085" calcext:value-type="float">
            <text:p>-2.0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85983350046004" calcext:value-type="float">
            <text:p>1.8598335005</text:p>
          </table:table-cell>
          <table:table-cell/>
          <table:table-cell table:style-name="ce4" table:formula="of:=[.F24]" office:value-type="float" office:value="1.85983350046001" calcext:value-type="float">
            <text:p>1.8598335005</text:p>
          </table:table-cell>
          <table:table-cell/>
          <table:table-cell table:formula="of:=[.M72]/[.O72]" office:value-type="float" office:value="1.00000000000002" calcext:value-type="float">
            <text:p>1</text:p>
          </table:table-cell>
          <table:table-cell table:formula="of:=[.M72]-[.O72]" office:value-type="float" office:value="0.0000000000000301980662698043" calcext:value-type="float">
            <text:p>3.02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85983350046004" calcext:value-type="float">
            <text:p>1.8598335005</text:p>
          </table:table-cell>
          <table:table-cell/>
          <table:table-cell table:style-name="ce4" table:formula="of:=[.F25]" office:value-type="float" office:value="1.85983350046001" calcext:value-type="float">
            <text:p>1.8598335005</text:p>
          </table:table-cell>
          <table:table-cell/>
          <table:table-cell table:formula="of:=[.M73]/[.O73]" office:value-type="float" office:value="1.00000000000002" calcext:value-type="float">
            <text:p>1</text:p>
          </table:table-cell>
          <table:table-cell table:formula="of:=[.M73]-[.O73]" office:value-type="float" office:value="0.0000000000000301980662698043" calcext:value-type="float">
            <text:p>3.02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748822346576337" calcext:value-type="float">
            <text:p>7.48822346576337E-009</text:p>
          </table:table-cell>
          <table:table-cell/>
          <table:table-cell table:style-name="ce4" table:formula="of:=[.F26]" office:value-type="float" office:value="0.0000000064747944313874" calcext:value-type="float">
            <text:p>6.4747944313874E-009</text:p>
          </table:table-cell>
          <table:table-cell/>
          <table:table-cell table:formula="of:=[.M74]/[.O74]" office:value-type="float" office:value="1.15651910575929" calcext:value-type="float">
            <text:p>1.1565191058</text:p>
          </table:table-cell>
          <table:table-cell table:formula="of:=[.M74]-[.O74]" office:value-type="float" office:value="0.00000000101342903437597" calcext:value-type="float">
            <text:p>1.01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3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0.99999999999995" calcext:value-type="float">
            <text:p>1</text:p>
          </table:table-cell>
          <table:table-cell table:formula="of:=[.M75]-[.O75]" office:value-type="float" office:value="-0.00000000000500222085975111" calcext:value-type="float">
            <text:p>-5.00E-01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-0.6 km MOLA" calcext:value-type="string">
            <text:p>-0.6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21059" calcext:value-type="float">
            <text:p>2462.8798492106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62.87984921059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1059" calcext:value-type="float">
            <text:p>2462.879849210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62.87984921059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0384543007057301" calcext:value-type="float">
            <text:p>3.84543007057301E-007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0.000000384543007057301" calcext:value-type="float">
            <text:p>-3.85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85983350045998" calcext:value-type="float">
            <text:p>1.8598335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46006" calcext:value-type="float">
            <text:p>1.8598335005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85983350046006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85983350045998" calcext:value-type="float">
            <text:p>1.8598335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46006" calcext:value-type="float">
            <text:p>1.8598335005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85983350046006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0101367067832709" calcext:value-type="float">
            <text:p>1.01367067832709E-008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00000101367067832709" calcext:value-type="float">
            <text:p>-1.01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2462.87984921069" calcext:value-type="float">
            <text:p>2462.8798492107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2462.87984921069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462.87984921068" calcext:value-type="float">
            <text:p>2462.8798492107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462.87984921068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384543007057301" calcext:value-type="float">
            <text:p>3.84543007057301E-00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384543007057301" calcext:value-type="float">
            <text:p>-3.84543007057301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582949072499621" calcext:value-type="float">
            <text:p>-5.82949072499621E-008</text:p>
          </table:table-cell>
          <table:table-cell/>
          <table:table-cell table:formula="of:=[.M23]/[.O23]" office:value-type="float" office:value="-0" calcext:value-type="float">
            <text:p>0</text:p>
          </table:table-cell>
          <table:table-cell table:formula="of:=[.M23]-[.O23]" office:value-type="float" office:value="0.0000000582949072499621" calcext:value-type="float">
            <text:p>5.83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046006" calcext:value-type="float">
            <text:p>1.8598335005</text:p>
          </table:table-cell>
          <table:table-cell/>
          <table:table-cell table:style-name="ce3" office:value-type="float" office:value="0.999999999999958" calcext:value-type="float">
            <text:p>1</text:p>
          </table:table-cell>
          <table:table-cell table:style-name="ce3" office:value-type="float" office:value="-0.000000000000078159700933611" calcext:value-type="float">
            <text:p>-7.8159700933611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85983350045843" calcext:value-type="float">
            <text:p>1.8598335005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85983350045843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046006" calcext:value-type="float">
            <text:p>1.8598335005</text:p>
          </table:table-cell>
          <table:table-cell/>
          <table:table-cell table:style-name="ce3" office:value-type="float" office:value="0.999999999999958" calcext:value-type="float">
            <text:p>1</text:p>
          </table:table-cell>
          <table:table-cell table:style-name="ce3" office:value-type="float" office:value="-0.0000000000000783817455385361" calcext:value-type="float">
            <text:p>-7.83817455385361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85983350045843" calcext:value-type="float">
            <text:p>1.8598335005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85983350045843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101367067832709" calcext:value-type="float">
            <text:p>1.01367067832709E-00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101367067832709" calcext:value-type="float">
            <text:p>-1.01367067832709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0181673847762834" calcext:value-type="float">
            <text:p>-1.81673847762834E-009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00000000181673847762834" calcext:value-type="float">
            <text:p>1.82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14210854715202" calcext:value-type="float">
            <text:p>-1.421085471520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69" calcext:value-type="float">
            <text:p>2462.8798492107</text:p>
          </table:table-cell>
          <table:table-cell/>
          <table:table-cell table:style-name="ce3" office:value-type="float" office:value="0.999999999999961" calcext:value-type="float">
            <text:p>1</text:p>
          </table:table-cell>
          <table:table-cell table:style-name="ce3" office:value-type="float" office:value="-0.0000000000968611857388169" calcext:value-type="float">
            <text:p>-9.68611857388169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2462.87984921069" calcext:value-type="float">
            <text:p>2462.8798492107</text:p>
          </table:table-cell>
          <table:table-cell/>
          <table:table-cell table:style-name="ce4" table:formula="of:=[.F21]" office:value-type="float" office:value="2462.87984921059" calcext:value-type="float">
            <text:p>2462.8798492106</text:p>
          </table:table-cell>
          <table:table-cell/>
          <table:table-cell table:formula="of:=[.M33]/[.O33]" office:value-type="float" office:value="1.00000000000004" calcext:value-type="float">
            <text:p>1</text:p>
          </table:table-cell>
          <table:table-cell table:formula="of:=[.M33]-[.O33]" office:value-type="float" office:value="0.000000000100044417195022" calcext:value-type="float">
            <text:p>1.0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68" calcext:value-type="float">
            <text:p>2462.8798492107</text:p>
          </table:table-cell>
          <table:table-cell/>
          <table:table-cell table:style-name="ce3" office:value-type="float" office:value="0.999999999999961" calcext:value-type="float">
            <text:p>1</text:p>
          </table:table-cell>
          <table:table-cell table:style-name="ce3" office:value-type="float" office:value="-0.0000000000964064383879304" calcext:value-type="float">
            <text:p>-9.64064383879304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462.87984921068" calcext:value-type="float">
            <text:p>2462.8798492107</text:p>
          </table:table-cell>
          <table:table-cell/>
          <table:table-cell table:style-name="ce4" table:formula="of:=[.F22]" office:value-type="float" office:value="2462.87984921059" calcext:value-type="float">
            <text:p>2462.8798492106</text:p>
          </table:table-cell>
          <table:table-cell/>
          <table:table-cell table:formula="of:=[.M34]/[.O34]" office:value-type="float" office:value="1.00000000000004" calcext:value-type="float">
            <text:p>1</text:p>
          </table:table-cell>
          <table:table-cell table:formula="of:=[.M34]-[.O34]" office:value-type="float" office:value="0.0000000000900399754755199" calcext:value-type="float">
            <text:p>9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582949072499621" calcext:value-type="float">
            <text:p>-5.82949072499621E-008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582949072499621" calcext:value-type="float">
            <text:p>5.82949072499621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582949072499621" calcext:value-type="float">
            <text:p>-5.82949072499621E-008</text:p>
          </table:table-cell>
          <table:table-cell/>
          <table:table-cell table:style-name="ce4" table:formula="of:=[.F23]" office:value-type="float" office:value="0.000000384543007057301" calcext:value-type="float">
            <text:p>3.84543007057301E-007</text:p>
          </table:table-cell>
          <table:table-cell/>
          <table:table-cell table:formula="of:=[.M35]/[.O35]" office:value-type="float" office:value="-0.151595286301164" calcext:value-type="float">
            <text:p>-0.1515952863</text:p>
          </table:table-cell>
          <table:table-cell table:formula="of:=[.M35]-[.O35]" office:value-type="float" office:value="-0.000000442837914307263" calcext:value-type="float">
            <text:p>-4.43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045843" calcext:value-type="float">
            <text:p>1.8598335005</text:p>
          </table:table-cell>
          <table:table-cell/>
          <table:table-cell table:style-name="ce3" office:value-type="float" office:value="1.00000000000083" calcext:value-type="float">
            <text:p>1</text:p>
          </table:table-cell>
          <table:table-cell table:style-name="ce3" office:value-type="float" office:value="0.00000000000154809498553732" calcext:value-type="float">
            <text:p>1.54809498553732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85983350045843" calcext:value-type="float">
            <text:p>1.8598335005</text:p>
          </table:table-cell>
          <table:table-cell/>
          <table:table-cell table:style-name="ce4" table:formula="of:=[.F24]" office:value-type="float" office:value="1.85983350046006" calcext:value-type="float">
            <text:p>1.8598335005</text:p>
          </table:table-cell>
          <table:table-cell/>
          <table:table-cell table:formula="of:=[.M36]/[.O36]" office:value-type="float" office:value="0.999999999999123" calcext:value-type="float">
            <text:p>1</text:p>
          </table:table-cell>
          <table:table-cell table:formula="of:=[.M36]-[.O36]" office:value-type="float" office:value="-0.00000000000163025148935958" calcext:value-type="float">
            <text:p>-1.63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045843" calcext:value-type="float">
            <text:p>1.8598335005</text:p>
          </table:table-cell>
          <table:table-cell/>
          <table:table-cell table:style-name="ce3" office:value-type="float" office:value="1.00000000000083" calcext:value-type="float">
            <text:p>1</text:p>
          </table:table-cell>
          <table:table-cell table:style-name="ce3" office:value-type="float" office:value="0.00000000000154876111935209" calcext:value-type="float">
            <text:p>1.54876111935209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85983350045843" calcext:value-type="float">
            <text:p>1.8598335005</text:p>
          </table:table-cell>
          <table:table-cell/>
          <table:table-cell table:style-name="ce4" table:formula="of:=[.F25]" office:value-type="float" office:value="1.85983350046006" calcext:value-type="float">
            <text:p>1.8598335005</text:p>
          </table:table-cell>
          <table:table-cell/>
          <table:table-cell table:formula="of:=[.M37]/[.O37]" office:value-type="float" office:value="0.999999999999123" calcext:value-type="float">
            <text:p>1</text:p>
          </table:table-cell>
          <table:table-cell table:formula="of:=[.M37]-[.O37]" office:value-type="float" office:value="-0.00000000000163025148935958" calcext:value-type="float">
            <text:p>-1.63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181673847762834" calcext:value-type="float">
            <text:p>-1.81673847762834E-009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181673847762834" calcext:value-type="float">
            <text:p>1.81673847762834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00000181673847762834" calcext:value-type="float">
            <text:p>-1.81673847762834E-009</text:p>
          </table:table-cell>
          <table:table-cell/>
          <table:table-cell table:style-name="ce4" table:formula="of:=[.F26]" office:value-type="float" office:value="0.0000000101367067832709" calcext:value-type="float">
            <text:p>1.01367067832709E-008</text:p>
          </table:table-cell>
          <table:table-cell/>
          <table:table-cell table:formula="of:=[.M38]/[.O38]" office:value-type="float" office:value="-0.17922373769621" calcext:value-type="float">
            <text:p>-0.1792237377</text:p>
          </table:table-cell>
          <table:table-cell table:formula="of:=[.M38]-[.O38]" office:value-type="float" office:value="-0.0000000119534452608992" calcext:value-type="float">
            <text:p>-1.20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0525801624462474" calcext:value-type="float">
            <text:p>5.2580162446247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316" calcext:value-type="float">
            <text:p>2316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way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8" calcext:value-type="float">
            <text:p>1.8598335005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8" calcext:value-type="float">
            <text:p>1.8598335005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2462.87984921069" calcext:value-type="float">
            <text:p>2462.8798492107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2462.87984921069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462.87984921068" calcext:value-type="float">
            <text:p>2462.8798492107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2462.87984921068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582949072499621" calcext:value-type="float">
            <text:p>-5.82949072499621E-008</text:p>
          </table:table-cell>
          <table:table-cell/>
          <table:table-cell table:formula="of:=[.M59]/[.O59]" office:value-type="float" office:value="-0" calcext:value-type="float">
            <text:p>0</text:p>
          </table:table-cell>
          <table:table-cell table:formula="of:=[.M59]-[.O59]" office:value-type="float" office:value="0.0000000582949072499621" calcext:value-type="float">
            <text:p>5.83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85983350045843" calcext:value-type="float">
            <text:p>1.8598335005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1.85983350045843" calcext:value-type="float">
            <text:p>-1.8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85983350045843" calcext:value-type="float">
            <text:p>1.8598335005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1.85983350045843" calcext:value-type="float">
            <text:p>-1.8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0181673847762834" calcext:value-type="float">
            <text:p>-1.81673847762834E-009</text:p>
          </table:table-cell>
          <table:table-cell/>
          <table:table-cell table:formula="of:=[.M62]/[.O62]" office:value-type="float" office:value="-0" calcext:value-type="float">
            <text:p>0</text:p>
          </table:table-cell>
          <table:table-cell table:formula="of:=[.M62]-[.O62]" office:value-type="float" office:value="0.00000000181673847762834" calcext:value-type="float">
            <text:p>1.82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21059" calcext:value-type="float">
            <text:p>2462.8798492106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462.87984921059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1059" calcext:value-type="float">
            <text:p>2462.8798492106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462.87984921059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0384543007057301" calcext:value-type="float">
            <text:p>3.84543007057301E-007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0.000000384543007057301" calcext:value-type="float">
            <text:p>-3.85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46006" calcext:value-type="float">
            <text:p>1.8598335005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85983350046006" calcext:value-type="float">
            <text:p>-1.8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46006" calcext:value-type="float">
            <text:p>1.8598335005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85983350046006" calcext:value-type="float">
            <text:p>-1.8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0101367067832709" calcext:value-type="float">
            <text:p>1.01367067832709E-008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000000101367067832709" calcext:value-type="float">
            <text:p>-1.01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2106" calcext:value-type="float">
            <text:p>2462.8798492106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62.8798492106" calcext:value-type="float">
            <text:p>-2.46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106" calcext:value-type="float">
            <text:p>2462.879849210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62.8798492106" calcext:value-type="float">
            <text:p>-2.46E+003</text:p>
          </table:table-cell>
          <table:table-cell/>
          <table:table-cell table:style-name="ce3" table:formula="of:=SQRT([.D9]*[.D9]+[.D10]*[.D10]+[.D11]*[.D11])" office:value-type="float" office:value="3483.03808524902" calcext:value-type="float">
            <text:p>3483.038085249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483.03808524902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359515266304953" calcext:value-type="float">
            <text:p>-3.59515266304953E-006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359515266304953" calcext:value-type="float">
            <text:p>3.60E-006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85983350045998" calcext:value-type="float">
            <text:p>1.8598335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45996" calcext:value-type="float">
            <text:p>1.8598335005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85983350045996" calcext:value-type="float">
            <text:p>-1.86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85983350045998" calcext:value-type="float">
            <text:p>1.8598335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45996" calcext:value-type="float">
            <text:p>1.8598335005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85983350045996" calcext:value-type="float">
            <text:p>-1.86E+000</text:p>
          </table:table-cell>
          <table:table-cell/>
          <table:table-cell table:style-name="ce3" table:formula="of:=SQRT([.D12]*[.D12]+[.D13]*[.D13]+[.D14]*[.D14])" office:value-type="float" office:value="2.63020176010633" calcext:value-type="float">
            <text:p>2.6302017601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63020176010633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108289152192577" calcext:value-type="float">
            <text:p>-1.08289152192577E-007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108289152192577" calcext:value-type="float">
            <text:p>1.08E-007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2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2" calcext:value-type="float">
            <text:p>-1.00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6" calcext:value-type="float">
            <text:p>2462.8798492106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0909494701772928" calcext:value-type="float">
            <text:p>-9.09494701772928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2462.87984921048" calcext:value-type="float">
            <text:p>2462.8798492105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2462.87984921048" calcext:value-type="float">
            <text:p>-2.46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6" calcext:value-type="float">
            <text:p>2462.8798492106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0909494701772928" calcext:value-type="float">
            <text:p>-9.09494701772928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462.87984921048" calcext:value-type="float">
            <text:p>2462.8798492105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462.87984921048" calcext:value-type="float">
            <text:p>-2.46E+003</text:p>
          </table:table-cell>
          <table:table-cell/>
          <table:table-cell table:style-name="ce3" table:formula="of:=SQRT([.D21]*[.D21]+[.D22]*[.D22]+[.D23]*[.D23])" office:value-type="float" office:value="3483.03808524902" calcext:value-type="float">
            <text:p>3483.038085249</text:p>
          </table:table-cell>
          <table:table-cell/>
          <table:table-cell table:style-name="ce3" table:formula="of:=SQRT([.F21]*[.F21]+[.F22]*[.F22]+[.F23]*[.F23])" office:value-type="float" office:value="3483.03808524903" calcext:value-type="float">
            <text:p>3483.038085249</text:p>
          </table:table-cell>
          <table:table-cell/>
          <table:table-cell table:formula="of:=[.T22]/[.V22]" office:value-type="float" office:value="0.999999999999996" calcext:value-type="float">
            <text:p>1</text:p>
          </table:table-cell>
          <table:table-cell table:formula="of:=[.T22]-[.V22]" office:value-type="float" office:value="-0.0000000000140971678774804" calcext:value-type="float">
            <text:p>-1.40971678774804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359515266304953" calcext:value-type="float">
            <text:p>-3.59515266304953E-006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359515266304953" calcext:value-type="float">
            <text:p>3.59515266304953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129307051804355" calcext:value-type="float">
            <text:p>-1.29307051804355E-007</text:p>
          </table:table-cell>
          <table:table-cell/>
          <table:table-cell table:formula="of:=[.M23]/[.O23]" office:value-type="float" office:value="-0" calcext:value-type="float">
            <text:p>0</text:p>
          </table:table-cell>
          <table:table-cell table:formula="of:=[.M23]-[.O23]" office:value-type="float" office:value="0.000000129307051804355" calcext:value-type="float">
            <text:p>1.29E-007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045996" calcext:value-type="float">
            <text:p>1.8598335005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00175415237890775" calcext:value-type="float">
            <text:p>1.75415237890775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85983350045996" calcext:value-type="float">
            <text:p>1.8598335005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85983350045996" calcext:value-type="float">
            <text:p>-1.86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045996" calcext:value-type="float">
            <text:p>1.8598335005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00173194791841524" calcext:value-type="float">
            <text:p>1.73194791841524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85983350045996" calcext:value-type="float">
            <text:p>1.8598335005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85983350045996" calcext:value-type="float">
            <text:p>-1.86E+000</text:p>
          </table:table-cell>
          <table:table-cell/>
          <table:table-cell table:style-name="ce3" table:formula="of:=SQRT([.D24]*[.D24]+[.D25]*[.D25]+[.D26]*[.D26])" office:value-type="float" office:value="2.63020176010633" calcext:value-type="float">
            <text:p>2.6302017601</text:p>
          </table:table-cell>
          <table:table-cell/>
          <table:table-cell table:style-name="ce3" table:formula="of:=SQRT([.F24]*[.F24]+[.F25]*[.F25]+[.F26]*[.F26])" office:value-type="float" office:value="2.63020176010631" calcext:value-type="float">
            <text:p>2.6302017601</text:p>
          </table:table-cell>
          <table:table-cell/>
          <table:table-cell table:formula="of:=[.T25]/[.V25]" office:value-type="float" office:value="1.00000000000001" calcext:value-type="float">
            <text:p>1</text:p>
          </table:table-cell>
          <table:table-cell table:formula="of:=[.T25]-[.V25]" office:value-type="float" office:value="0.0000000000000262012633811537" calcext:value-type="float">
            <text:p>2.62012633811537E-01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108289152192577" calcext:value-type="float">
            <text:p>-1.08289152192577E-007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108289152192577" calcext:value-type="float">
            <text:p>1.08289152192577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0435983032890538" calcext:value-type="float">
            <text:p>-4.35983032890538E-009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00000000435983032890538" calcext:value-type="float">
            <text:p>4.36E-00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2" calcext:value-type="float">
            <text:p>100.3578251624</text:p>
          </table:table-cell>
          <table:table-cell/>
          <table:table-cell table:style-name="ce3" office:value-type="float" office:value="0.999999999999984" calcext:value-type="float">
            <text:p>1</text:p>
          </table:table-cell>
          <table:table-cell table:style-name="ce3" office:value-type="float" office:value="-0.00000000000160582658281783" calcext:value-type="float">
            <text:p>-1.60582658281783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21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21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1007" calcext:value-type="float">
            <text:p>1007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(takes really long ~76.38 sec)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48" calcext:value-type="float">
            <text:p>2462.8798492105</text:p>
          </table:table-cell>
          <table:table-cell/>
          <table:table-cell table:style-name="ce3" office:value-type="float" office:value="1.00000000000004" calcext:value-type="float">
            <text:p>1</text:p>
          </table:table-cell>
          <table:table-cell table:style-name="ce3" office:value-type="float" office:value="0.000000000104137143353" calcext:value-type="float">
            <text:p>1.04137143353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2462.87984921048" calcext:value-type="float">
            <text:p>2462.8798492105</text:p>
          </table:table-cell>
          <table:table-cell/>
          <table:table-cell table:style-name="ce4" table:formula="of:=[.F21]" office:value-type="float" office:value="2462.8798492106" calcext:value-type="float">
            <text:p>2462.8798492106</text:p>
          </table:table-cell>
          <table:table-cell/>
          <table:table-cell table:formula="of:=[.M33]/[.O33]" office:value-type="float" office:value="0.999999999999952" calcext:value-type="float">
            <text:p>1</text:p>
          </table:table-cell>
          <table:table-cell table:formula="of:=[.M33]-[.O33]" office:value-type="float" office:value="-0.00000000011959855328314" calcext:value-type="float">
            <text:p>-1.20E-01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48" calcext:value-type="float">
            <text:p>2462.8798492105</text:p>
          </table:table-cell>
          <table:table-cell/>
          <table:table-cell table:style-name="ce3" office:value-type="float" office:value="1.00000000000004" calcext:value-type="float">
            <text:p>1</text:p>
          </table:table-cell>
          <table:table-cell table:style-name="ce3" office:value-type="float" office:value="0.000000000104137143353" calcext:value-type="float">
            <text:p>1.04137143353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462.87984921048" calcext:value-type="float">
            <text:p>2462.8798492105</text:p>
          </table:table-cell>
          <table:table-cell/>
          <table:table-cell table:style-name="ce4" table:formula="of:=[.F22]" office:value-type="float" office:value="2462.8798492106" calcext:value-type="float">
            <text:p>2462.8798492106</text:p>
          </table:table-cell>
          <table:table-cell/>
          <table:table-cell table:formula="of:=[.M34]/[.O34]" office:value-type="float" office:value="0.999999999999952" calcext:value-type="float">
            <text:p>1</text:p>
          </table:table-cell>
          <table:table-cell table:formula="of:=[.M34]-[.O34]" office:value-type="float" office:value="-0.00000000011959855328314" calcext:value-type="float">
            <text:p>-1.20E-010</text:p>
          </table:table-cell>
          <table:table-cell/>
          <table:table-cell table:style-name="ce3" table:formula="of:=SQRT([.D33]*[.D33]+[.D34]*[.D34]+[.D35]*[.D35])" office:value-type="float" office:value="3483.03808524902" calcext:value-type="float">
            <text:p>3483.038085249</text:p>
          </table:table-cell>
          <table:table-cell/>
          <table:table-cell table:style-name="ce3" table:formula="of:=SQRT([.F33]*[.F33]+[.F34]*[.F34]+[.F35]*[.F35])" office:value-type="float" office:value="3483.03808524886" calcext:value-type="float">
            <text:p>3483.0380852489</text:p>
          </table:table-cell>
          <table:table-cell/>
          <table:table-cell table:formula="of:=[.T34]/[.V34]" office:value-type="float" office:value="1.00000000000004" calcext:value-type="float">
            <text:p>1</text:p>
          </table:table-cell>
          <table:table-cell table:formula="of:=[.T34]-[.V34]" office:value-type="float" office:value="0.000000000155068846652284" calcext:value-type="float">
            <text:p>1.55068846652284E-01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129307051804355" calcext:value-type="float">
            <text:p>-1.29307051804355E-007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129307051804355" calcext:value-type="float">
            <text:p>1.29307051804355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129307051804355" calcext:value-type="float">
            <text:p>-1.29307051804355E-007</text:p>
          </table:table-cell>
          <table:table-cell/>
          <table:table-cell table:style-name="ce4" table:formula="of:=[.F23]" office:value-type="float" office:value="-0.00000359515266304953" calcext:value-type="float">
            <text:p>-3.59515266304953E-006</text:p>
          </table:table-cell>
          <table:table-cell/>
          <table:table-cell table:formula="of:=[.M35]/[.O35]" office:value-type="float" office:value="0.0359670545101894" calcext:value-type="float">
            <text:p>0.0359670545</text:p>
          </table:table-cell>
          <table:table-cell table:formula="of:=[.M35]-[.O35]" office:value-type="float" office:value="0.00000346584561124518" calcext:value-type="float">
            <text:p>3.47E-006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045996" calcext:value-type="float">
            <text:p>1.8598335005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00217603712826531" calcext:value-type="float">
            <text:p>2.17603712826531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85983350045996" calcext:value-type="float">
            <text:p>1.8598335005</text:p>
          </table:table-cell>
          <table:table-cell/>
          <table:table-cell table:style-name="ce4" table:formula="of:=[.F24]" office:value-type="float" office:value="1.85983350045996" calcext:value-type="float">
            <text:p>1.8598335005</text:p>
          </table:table-cell>
          <table:table-cell/>
          <table:table-cell table:formula="of:=[.M36]/[.O36]" office:value-type="float" office:value="1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045996" calcext:value-type="float">
            <text:p>1.8598335005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0021316282072803" calcext:value-type="float">
            <text:p>2.1316282072803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85983350045996" calcext:value-type="float">
            <text:p>1.8598335005</text:p>
          </table:table-cell>
          <table:table-cell/>
          <table:table-cell table:style-name="ce4" table:formula="of:=[.F25]" office:value-type="float" office:value="1.85983350045996" calcext:value-type="float">
            <text:p>1.8598335005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  <table:table-cell/>
          <table:table-cell table:style-name="ce3" table:formula="of:=SQRT([.D36]*[.D36]+[.D37]*[.D37]+[.D38]*[.D38])" office:value-type="float" office:value="2.63020176010633" calcext:value-type="float">
            <text:p>2.6302017601</text:p>
          </table:table-cell>
          <table:table-cell/>
          <table:table-cell table:style-name="ce3" table:formula="of:=SQRT([.F36]*[.F36]+[.F37]*[.F37]+[.F38]*[.F38])" office:value-type="float" office:value="2.6302017601063" calcext:value-type="float">
            <text:p>2.6302017601</text:p>
          </table:table-cell>
          <table:table-cell/>
          <table:table-cell table:formula="of:=[.T37]/[.V37]" office:value-type="float" office:value="1.00000000000001" calcext:value-type="float">
            <text:p>1</text:p>
          </table:table-cell>
          <table:table-cell table:formula="of:=[.T37]-[.V37]" office:value-type="float" office:value="0.000000000000028421709430404" calcext:value-type="float">
            <text:p>2.8421709430404E-01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435983032890538" calcext:value-type="float">
            <text:p>-4.35983032890538E-009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435983032890538" calcext:value-type="float">
            <text:p>4.35983032890538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00000435983032890538" calcext:value-type="float">
            <text:p>-4.35983032890538E-009</text:p>
          </table:table-cell>
          <table:table-cell/>
          <table:table-cell table:style-name="ce4" table:formula="of:=[.F26]" office:value-type="float" office:value="-0.000000108289152192577" calcext:value-type="float">
            <text:p>-1.08289152192577E-007</text:p>
          </table:table-cell>
          <table:table-cell/>
          <table:table-cell table:formula="of:=[.M38]/[.O38]" office:value-type="float" office:value="0.0402610071334942" calcext:value-type="float">
            <text:p>0.0402610071</text:p>
          </table:table-cell>
          <table:table-cell table:formula="of:=[.M38]-[.O38]" office:value-type="float" office:value="0.000000103929321863672" calcext:value-type="float">
            <text:p>1.04E-0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21" calcext:value-type="float">
            <text:p>100.3578251624</text:p>
          </table:table-cell>
          <table:table-cell/>
          <table:table-cell table:style-name="ce3" office:value-type="float" office:value="0.999999999999974" calcext:value-type="float">
            <text:p>1</text:p>
          </table:table-cell>
          <table:table-cell table:style-name="ce3" office:value-type="float" office:value="-0.00000000000258637555816676" calcext:value-type="float">
            <text:p>-2.58637555816676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21" calcext:value-type="float">
            <text:p>100.3578251624</text:p>
          </table:table-cell>
          <table:table-cell/>
          <table:table-cell table:style-name="ce4" table:formula="of:=[.F27]" office:value-type="float" office:value="100.35782516242" calcext:value-type="float">
            <text:p>100.3578251624</text:p>
          </table:table-cell>
          <table:table-cell/>
          <table:table-cell table:formula="of:=[.M39]/[.O39]" office:value-type="float" office:value="1.00000000000001" calcext:value-type="float">
            <text:p>1</text:p>
          </table:table-cell>
          <table:table-cell table:formula="of:=[.M39]-[.O39]" office:value-type="float" office:value="0.00000000000099475983006414" calcext:value-type="float">
            <text:p>9.95E-013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8592" calcext:value-type="float">
            <text:p>58592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(takes way too long)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3483.03808524902" calcext:value-type="float">
            <text:p>3483.038085249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483.03808524902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8" calcext:value-type="float">
            <text:p>1.8598335005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8" calcext:value-type="float">
            <text:p>1.8598335005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2.63020176010633" calcext:value-type="float">
            <text:p>2.6302017601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2.63020176010633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2462.87984921048" calcext:value-type="float">
            <text:p>2462.8798492105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2462.87984921048" calcext:value-type="float">
            <text:p>-2.4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462.87984921048" calcext:value-type="float">
            <text:p>2462.8798492105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2462.87984921048" calcext:value-type="float">
            <text:p>-2.4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129307051804355" calcext:value-type="float">
            <text:p>-1.29307051804355E-007</text:p>
          </table:table-cell>
          <table:table-cell/>
          <table:table-cell table:formula="of:=[.M59]/[.O59]" office:value-type="float" office:value="-0" calcext:value-type="float">
            <text:p>0</text:p>
          </table:table-cell>
          <table:table-cell table:formula="of:=[.M59]-[.O59]" office:value-type="float" office:value="0.000000129307051804355" calcext:value-type="float">
            <text:p>1.29E-00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85983350045996" calcext:value-type="float">
            <text:p>1.8598335005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1.85983350045996" calcext:value-type="float">
            <text:p>-1.86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85983350045996" calcext:value-type="float">
            <text:p>1.8598335005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1.85983350045996" calcext:value-type="float">
            <text:p>-1.86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0435983032890538" calcext:value-type="float">
            <text:p>-4.35983032890538E-009</text:p>
          </table:table-cell>
          <table:table-cell/>
          <table:table-cell table:formula="of:=[.M62]/[.O62]" office:value-type="float" office:value="-0" calcext:value-type="float">
            <text:p>0</text:p>
          </table:table-cell>
          <table:table-cell table:formula="of:=[.M62]-[.O62]" office:value-type="float" office:value="0.00000000435983032890538" calcext:value-type="float">
            <text:p>4.36E-00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21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21" calcext:value-type="float">
            <text:p>-1.00E+002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2106" calcext:value-type="float">
            <text:p>2462.8798492106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462.8798492106" calcext:value-type="float">
            <text:p>-2.4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106" calcext:value-type="float">
            <text:p>2462.8798492106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462.8798492106" calcext:value-type="float">
            <text:p>-2.4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359515266304953" calcext:value-type="float">
            <text:p>-3.59515266304953E-006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359515266304953" calcext:value-type="float">
            <text:p>3.60E-00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45996" calcext:value-type="float">
            <text:p>1.8598335005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85983350045996" calcext:value-type="float">
            <text:p>-1.86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45996" calcext:value-type="float">
            <text:p>1.8598335005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85983350045996" calcext:value-type="float">
            <text:p>-1.86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108289152192577" calcext:value-type="float">
            <text:p>-1.08289152192577E-007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108289152192577" calcext:value-type="float">
            <text:p>1.08E-00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2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2" calcext:value-type="float">
            <text:p>-1.00E+002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21057" calcext:value-type="float">
            <text:p>2462.8798492106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62.87984921057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1057" calcext:value-type="float">
            <text:p>2462.879849210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62.87984921057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348787970538741" calcext:value-type="float">
            <text:p>3.48787970538741E-00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0.00000348787970538741" calcext:value-type="float">
            <text:p>-3.49E-00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85983350045998" calcext:value-type="float">
            <text:p>1.8598335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45991" calcext:value-type="float">
            <text:p>1.8598335005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85983350045991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85983350045998" calcext:value-type="float">
            <text:p>1.8598335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45991" calcext:value-type="float">
            <text:p>1.8598335005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85983350045991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105272930392492" calcext:value-type="float">
            <text:p>1.05272930392492E-007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0000105272930392492" calcext:value-type="float">
            <text:p>-1.05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23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23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57" calcext:value-type="float">
            <text:p>2462.8798492106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227373675443232" calcext:value-type="float">
            <text:p>2.27373675443232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57" calcext:value-type="float">
            <text:p>2462.8798492106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227373675443232" calcext:value-type="float">
            <text:p>2.27373675443232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348787970538741" calcext:value-type="float">
            <text:p>3.48787970538741E-00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348787970538741" calcext:value-type="float">
            <text:p>-3.48787970538741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045991" calcext:value-type="float">
            <text:p>1.8598335005</text:p>
          </table:table-cell>
          <table:table-cell/>
          <table:table-cell table:style-name="ce3" office:value-type="float" office:value="1.00000000000004" calcext:value-type="float">
            <text:p>1</text:p>
          </table:table-cell>
          <table:table-cell table:style-name="ce3" office:value-type="float" office:value="0.0000000000000663913368725844" calcext:value-type="float">
            <text:p>6.63913368725844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045991" calcext:value-type="float">
            <text:p>1.8598335005</text:p>
          </table:table-cell>
          <table:table-cell/>
          <table:table-cell table:style-name="ce3" office:value-type="float" office:value="1.00000000000004" calcext:value-type="float">
            <text:p>1</text:p>
          </table:table-cell>
          <table:table-cell table:style-name="ce3" office:value-type="float" office:value="0.0000000000000668354260824344" calcext:value-type="float">
            <text:p>6.68354260824344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105272930392492" calcext:value-type="float">
            <text:p>1.05272930392492E-00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105272930392492" calcext:value-type="float">
            <text:p>-1.05272930392492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23" calcext:value-type="float">
            <text:p>100.3578251624</text:p>
          </table:table-cell>
          <table:table-cell/>
          <table:table-cell table:style-name="ce3" office:value-type="float" office:value="0.999999999999957" calcext:value-type="float">
            <text:p>1</text:p>
          </table:table-cell>
          <table:table-cell table:style-name="ce3" office:value-type="float" office:value="-0.00000000000433431068813661" calcext:value-type="float">
            <text:p>-4.33431068813661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8989" calcext:value-type="float">
            <text:p>8989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way too long...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21057" calcext:value-type="float">
            <text:p>2462.8798492106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462.87984921057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1057" calcext:value-type="float">
            <text:p>2462.8798492106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462.87984921057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348787970538741" calcext:value-type="float">
            <text:p>3.48787970538741E-006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0.00000348787970538741" calcext:value-type="float">
            <text:p>-3.49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8" calcext:value-type="float">
            <text:p>1.85983350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45991" calcext:value-type="float">
            <text:p>1.8598335005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1.85983350045991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8" calcext:value-type="float">
            <text:p>1.85983350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45991" calcext:value-type="float">
            <text:p>1.8598335005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85983350045991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105272930392492" calcext:value-type="float">
            <text:p>1.05272930392492E-007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000000105272930392492" calcext:value-type="float">
            <text:p>-1.0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23" calcext:value-type="float">
            <text:p>100.3578251624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100.357825162423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way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8" calcext:value-type="float">
            <text:p>1.8598335005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8" calcext:value-type="float">
            <text:p>1.8598335005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21057" calcext:value-type="float">
            <text:p>2462.8798492106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462.87984921057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1057" calcext:value-type="float">
            <text:p>2462.8798492106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462.87984921057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348787970538741" calcext:value-type="float">
            <text:p>3.48787970538741E-006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0.00000348787970538741" calcext:value-type="float">
            <text:p>-3.4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45991" calcext:value-type="float">
            <text:p>1.8598335005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85983350045991" calcext:value-type="float">
            <text:p>-1.8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45991" calcext:value-type="float">
            <text:p>1.8598335005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85983350045991" calcext:value-type="float">
            <text:p>-1.8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105272930392492" calcext:value-type="float">
            <text:p>1.05272930392492E-007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00000105272930392492" calcext:value-type="float">
            <text:p>-1.05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23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23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21T09:05:59.275274536</dc:date>
    <dc:creator>Stacha Petrovic</dc:creator>
    <meta:editing-duration>P17DT11H48M12S</meta:editing-duration>
    <meta:editing-cycles>446</meta:editing-cycles>
    <meta:document-statistic meta:table-count="8" meta:cell-count="3227" meta:object-count="0"/>
    <meta:user-defined meta:name="qrichtext">1</meta:user-defined>
  </office:meta>
</office:document-meta>
</file>